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21.svgz" manifest:version="1.2"/>
  <manifest:file-entry manifest:media-type="image/svg+xml" manifest:full-path="Pictures/20.svgz" manifest:version="1.2"/>
  <manifest:file-entry manifest:media-type="image/svg+xml" manifest:full-path="Pictures/19.svgz" manifest:version="1.2"/>
  <manifest:file-entry manifest:media-type="image/svg+xml" manifest:full-path="Pictures/18.svgz" manifest:version="1.2"/>
  <manifest:file-entry manifest:media-type="image/svg+xml" manifest:full-path="Pictures/17.svgz"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image/svg+xml" manifest:full-path="Pictures/12.svgz" manifest:version="1.2"/>
  <manifest:file-entry manifest:media-type="image/svg+xml" manifest:full-path="Pictures/11.svgz" manifest:version="1.2"/>
  <manifest:file-entry manifest:media-type="image/svg+xml" manifest:full-path="Pictures/10.svgz" manifest:version="1.2"/>
  <manifest:file-entry manifest:media-type="image/svg+xml" manifest:full-path="Pictures/9.svgz" manifest:version="1.2"/>
  <manifest:file-entry manifest:media-type="image/svg+xml" manifest:full-path="Pictures/8.svgz" manifest:version="1.2"/>
  <manifest:file-entry manifest:media-type="image/svg+xml" manifest:full-path="Pictures/7.svgz" manifest:version="1.2"/>
  <manifest:file-entry manifest:media-type="image/svg+xml" manifest:full-path="Pictures/6.svgz" manifest:version="1.2"/>
  <manifest:file-entry manifest:media-type="image/svg+xml" manifest:full-path="Pictures/5.svgz" manifest:version="1.2"/>
  <manifest:file-entry manifest:media-type="image/svg+xml" manifest:full-path="Pictures/4.svgz" manifest:version="1.2"/>
  <manifest:file-entry manifest:media-type="image/svg+xml" manifest:full-path="Pictures/3.svgz" manifest:version="1.2"/>
  <manifest:file-entry manifest:media-type="image/svg+xml" manifest:full-path="Pictures/2.svgz" manifest:version="1.2"/>
  <manifest:file-entry manifest:media-type="image/svg+xml" manifest:full-path="Pictures/1.svgz" manifest:version="1.2"/>
  <manifest:file-entry manifest:media-type="image/svg+xml" manifest:full-path="Pictures/0.svgz"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a" text:start-value="1" style:num-prefix="("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a" text:start-value="1" style:num-prefix="("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a" text:start-value="1" style:num-prefix="("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level-style-number text:level="15" text:style-name="Numbering_20_Symbols" style:num-format="a" text:start-value="1" style:num-prefix="(" style:num-suffix=")">
        <style:list-level-properties text:list-level-position-and-space-mode="label-alignment" fo:text-align="right">
          <style:list-level-label-alignment text:label-followed-by="listtab" text:list-tab-stop-position="4.0in" fo:text-indent="-0.25in" fo:margin-left="4.0in"/>
        </style:list-level-properties>
      </text:list-level-style-number>
      <text:list-level-style-number text:level="16" text:style-name="Numbering_20_Symbols" style:num-format="a" text:start-value="1" style:num-prefix="(" style:num-suffix=")">
        <style:list-level-properties text:list-level-position-and-space-mode="label-alignment" fo:text-align="right">
          <style:list-level-label-alignment text:label-followed-by="listtab" text:list-tab-stop-position="4.25in" fo:text-indent="-0.25in" fo:margin-left="4.25in"/>
        </style:list-level-properties>
      </text:list-level-style-number>
      <text:list-level-style-number text:level="17" text:style-name="Numbering_20_Symbols" style:num-format="a" text:start-value="1" style:num-prefix="(" style:num-suffix=")">
        <style:list-level-properties text:list-level-position-and-space-mode="label-alignment" fo:text-align="right">
          <style:list-level-label-alignment text:label-followed-by="listtab" text:list-tab-stop-position="4.5in" fo:text-indent="-0.25in" fo:margin-left="4.5in"/>
        </style:list-level-properties>
      </text:list-level-style-number>
      <text:list-level-style-number text:level="18" text:style-name="Numbering_20_Symbols" style:num-format="a" text:start-value="1" style:num-prefix="(" style:num-suffix=")">
        <style:list-level-properties text:list-level-position-and-space-mode="label-alignment" fo:text-align="right">
          <style:list-level-label-alignment text:label-followed-by="listtab" text:list-tab-stop-position="4.75in" fo:text-indent="-0.25in" fo:margin-left="4.75in"/>
        </style:list-level-properties>
      </text:list-level-style-number>
      <text:list-level-style-number text:level="19" text:style-name="Numbering_20_Symbols" style:num-format="a" text:start-value="1" style:num-prefix="(" style:num-suffix=")">
        <style:list-level-properties text:list-level-position-and-space-mode="label-alignment" fo:text-align="right">
          <style:list-level-label-alignment text:label-followed-by="listtab" text:list-tab-stop-position="5.0in" fo:text-indent="-0.25in" fo:margin-left="5.0in"/>
        </style:list-level-properties>
      </text:list-level-style-number>
      <text:list-level-style-number text:level="20" text:style-name="Numbering_20_Symbols" style:num-format="a" text:start-value="1" style:num-prefix="(" style:num-suffix=")">
        <style:list-level-properties text:list-level-position-and-space-mode="label-alignment" fo:text-align="right">
          <style:list-level-label-alignment text:label-followed-by="listtab" text:list-tab-stop-position="5.25in" fo:text-indent="-0.25in" fo:margin-left="5.25in"/>
        </style:list-level-properties>
      </text:list-level-style-number>
      <text:list-level-style-number text:level="21" text:style-name="Numbering_20_Symbols" style:num-format="i" text:start-value="2" style:num-prefix="(" style:num-suffix=")">
        <style:list-level-properties text:list-level-position-and-space-mode="label-alignment" fo:text-align="right">
          <style:list-level-label-alignment text:label-followed-by="listtab" text:list-tab-stop-position="5.5in" fo:text-indent="-0.25in" fo:margin-left="5.5in"/>
        </style:list-level-properties>
      </text:list-level-style-number>
      <text:list-level-style-number text:level="22" text:style-name="Numbering_20_Symbols" style:num-format="a" text:start-value="1" style:num-prefix="(" style:num-suffix=")">
        <style:list-level-properties text:list-level-position-and-space-mode="label-alignment" fo:text-align="right">
          <style:list-level-label-alignment text:label-followed-by="listtab" text:list-tab-stop-position="5.75in" fo:text-indent="-0.25in" fo:margin-left="5.75in"/>
        </style:list-level-properties>
      </text:list-level-style-number>
      <text:list-level-style-number text:level="23" text:style-name="Numbering_20_Symbols" style:num-format="a" text:start-value="1" style:num-prefix="(" style:num-suffix=")">
        <style:list-level-properties text:list-level-position-and-space-mode="label-alignment" fo:text-align="right">
          <style:list-level-label-alignment text:label-followed-by="listtab" text:list-tab-stop-position="6.0in" fo:text-indent="-0.25in" fo:margin-left="6.0in"/>
        </style:list-level-properties>
      </text:list-level-style-number>
      <text:list-level-style-number text:level="24" text:style-name="Numbering_20_Symbols" style:num-format="i" text:start-value="1" style:num-prefix="(" style:num-suffix=")">
        <style:list-level-properties text:list-level-position-and-space-mode="label-alignment" fo:text-align="right">
          <style:list-level-label-alignment text:label-followed-by="listtab" text:list-tab-stop-position="6.25in" fo:text-indent="-0.25in" fo:margin-left="6.25in"/>
        </style:list-level-properties>
      </text:list-level-style-number>
      <text:list-level-style-number text:level="25" text:style-name="Numbering_20_Symbols" style:num-format="a" text:start-value="1" style:num-prefix="(" style:num-suffix=")">
        <style:list-level-properties text:list-level-position-and-space-mode="label-alignment" fo:text-align="right">
          <style:list-level-label-alignment text:label-followed-by="listtab" text:list-tab-stop-position="6.5in" fo:text-indent="-0.25in" fo:margin-left="6.5in"/>
        </style:list-level-properties>
      </text:list-level-style-number>
      <text:list-level-style-number text:level="26" text:style-name="Numbering_20_Symbols" style:num-format="a" text:start-value="1" style:num-prefix="(" style:num-suffix=")">
        <style:list-level-properties text:list-level-position-and-space-mode="label-alignment" fo:text-align="right">
          <style:list-level-label-alignment text:label-followed-by="listtab" text:list-tab-stop-position="6.75in" fo:text-indent="-0.25in" fo:margin-left="6.75in"/>
        </style:list-level-properties>
      </text:list-level-style-number>
      <text:list-level-style-number text:level="27" text:style-name="Numbering_20_Symbols" style:num-format="a" text:start-value="1" style:num-prefix="(" style:num-suffix=")">
        <style:list-level-properties text:list-level-position-and-space-mode="label-alignment" fo:text-align="right">
          <style:list-level-label-alignment text:label-followed-by="listtab" text:list-tab-stop-position="7.0in" fo:text-indent="-0.25in" fo:margin-left="7.0in"/>
        </style:list-level-properties>
      </text:list-level-style-number>
      <text:list-level-style-number text:level="28" text:style-name="Numbering_20_Symbols" style:num-format="a" text:start-value="1" style:num-prefix="(" style:num-suffix=")">
        <style:list-level-properties text:list-level-position-and-space-mode="label-alignment" fo:text-align="right">
          <style:list-level-label-alignment text:label-followed-by="listtab" text:list-tab-stop-position="7.25in" fo:text-indent="-0.25in" fo:margin-left="7.2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a" text:start-value="1" style:num-prefix="("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a" text:start-value="1" style:num-prefix="("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a" text:start-value="1" style:num-prefix="("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2">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Heading">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Heading">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Heading">
      <style:paragraph-properties fo:text-align="center" style:justify-single-word="false"/>
    </style:style>
    <style:style style:name="P70" style:family="paragraph" style:parent-style-name="Table_20_Heading">
      <style:paragraph-properties fo:text-align="center" style:justify-single-word="false"/>
    </style:style>
    <style:style style:name="P71" style:family="paragraph" style:parent-style-name="Table_20_Heading">
      <style:paragraph-properties fo:text-align="center"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ext_20_body" style:list-style-name="L3">
      <style:paragraph-properties fo:margin-top="0in" fo:margin-bottom="0in"/>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center" style:justify-single-word="false"/>
    </style:style>
    <style:style style:name="P78" style:family="paragraph" style:parent-style-name="Table_20_Heading">
      <style:paragraph-properties fo:text-align="center" style:justify-single-word="false"/>
    </style:style>
    <style:style style:name="P79" style:family="paragraph" style:parent-style-name="Table_20_Heading">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style>
    <style:style style:name="P84" style:family="paragraph" style:parent-style-name="Table_20_Heading">
      <style:paragraph-properties fo:text-align="center" style:justify-single-word="false"/>
    </style:style>
    <style:style style:name="P85" style:family="paragraph" style:parent-style-name="Table_20_Heading">
      <style:paragraph-properties fo:text-align="center" style:justify-single-word="false"/>
    </style:style>
    <style:style style:name="P86" style:family="paragraph" style:parent-style-name="Table_20_Heading">
      <style:paragraph-properties fo:text-align="center" style:justify-single-word="false"/>
    </style:style>
    <style:style style:name="P87" style:family="paragraph" style:parent-style-name="Table_20_Heading">
      <style:paragraph-properties fo:text-align="center" style:justify-single-word="false"/>
    </style:style>
    <style:style style:name="P88" style:family="paragraph" style:parent-style-name="Table_20_Heading">
      <style:paragraph-properties fo:text-align="center" style:justify-single-word="false"/>
    </style:style>
    <style:style style:name="P89" style:family="paragraph" style:parent-style-name="Table_20_Heading">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Heading">
      <style:paragraph-properties fo:text-align="center" style:justify-single-word="false"/>
    </style:style>
    <style:style style:name="P97" style:family="paragraph" style:parent-style-name="Table_20_Heading">
      <style:paragraph-properties fo:text-align="center" style:justify-single-word="false"/>
    </style:style>
    <style:style style:name="P98" style:family="paragraph" style:parent-style-name="Table_20_Heading">
      <style:paragraph-properties fo:text-align="center" style:justify-single-word="false"/>
    </style:style>
    <style:style style:name="P99" style:family="paragraph" style:parent-style-name="Table_20_Heading">
      <style:paragraph-properties fo:text-align="center" style:justify-single-word="false"/>
    </style:style>
    <style:style style:name="P100" style:family="paragraph" style:parent-style-name="Table_20_Heading">
      <style:paragraph-properties fo:text-align="center" style:justify-single-word="false"/>
    </style:style>
    <style:style style:name="P101" style:family="paragraph" style:parent-style-name="Table_20_Heading">
      <style:paragraph-properties fo:text-align="center" style:justify-single-word="false"/>
    </style:style>
    <style:style style:name="P102" style:family="paragraph" style:parent-style-name="Table_20_Heading">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ext_20_body" style:list-style-name="L4">
    </style:style>
    <style:style style:name="P111" style:family="paragraph" style:parent-style-name="Table_20_Heading">
      <style:paragraph-properties fo:text-align="center" style:justify-single-word="false"/>
    </style:style>
    <style:style style:name="P112" style:family="paragraph" style:parent-style-name="Table_20_Heading">
      <style:paragraph-properties fo:text-align="center" style:justify-single-word="false"/>
    </style:style>
    <style:style style:name="P113" style:family="paragraph" style:parent-style-name="Table_20_Heading">
      <style:paragraph-properties fo:text-align="center" style:justify-single-word="false"/>
    </style:style>
    <style:style style:name="P114" style:family="paragraph" style:parent-style-name="Table_20_Heading">
      <style:paragraph-properties fo:text-align="center" style:justify-single-word="false"/>
    </style:style>
    <style:style style:name="P115" style:family="paragraph" style:parent-style-name="Table_20_Heading">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Heading">
      <style:paragraph-properties fo:text-align="center" style:justify-single-word="false"/>
    </style:style>
    <style:style style:name="P122" style:family="paragraph" style:parent-style-name="Table_20_Heading">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Text_20_body" style:list-style-name="L5">
    </style:style>
    <style:style style:name="P126" style:family="paragraph" style:parent-style-name="Table_20_Heading">
      <style:paragraph-properties fo:text-align="center" style:justify-single-word="false"/>
    </style:style>
    <style:style style:name="P127" style:family="paragraph" style:parent-style-name="Table_20_Heading">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rel-width="100%"/>
    </style:style>
    <style:style style:name="Table7.A" style:family="table-column">
      <style:table-column-properties style:rel-column-width="19575*"/>
    </style:style>
    <style:style style:name="Table7.B" style:family="table-column">
      <style:table-column-properties style:rel-column-width="4255*"/>
    </style:style>
    <style:style style:name="Table7.C" style:family="table-column">
      <style:table-column-properties style:rel-column-width="17022*"/>
    </style:style>
    <style:style style:name="Table7.D" style:family="table-column">
      <style:table-column-properties style:rel-column-width="9362*"/>
    </style:style>
    <style:style style:name="Table7.E" style:family="table-column">
      <style:table-column-properties style:rel-column-width="9362*"/>
    </style:style>
    <style:style style:name="Table7.F" style:family="table-column">
      <style:table-column-properties style:rel-column-width="5957*"/>
    </style:style>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rel-width="100%"/>
    </style:style>
    <style:style style:name="Table12.A" style:family="table-column">
      <style:table-column-properties style:rel-column-width="13845*"/>
    </style:style>
    <style:style style:name="Table12.B" style:family="table-column">
      <style:table-column-properties style:rel-column-width="24921*"/>
    </style:style>
    <style:style style:name="Table12.C" style:family="table-column">
      <style:table-column-properties style:rel-column-width="26767*"/>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G"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office:automatic-styles>
  <office:body>
    <office:text>
      <text:h text:style-name="Heading_20_1" text:outline-level="1"><text:bookmark-start text:name="आकड़-क-परबधन"/>1. आँकड़ों का प्रबंधान<text:bookmark-end text:name="आकड़-क-परबधन"/></text:h>
      <text:h text:style-name="Heading_20_2" text:outline-level="2"><text:bookmark-start text:name="परशनवल-1.1"/>प्रश्‍नावली 1.1<text:bookmark-end text:name="परशनवल-1.1"/></text:h>
      <text:list text:style-name="L1">
        <text:list-item>
          <text:p text:style-name="P1">गणित के एक टेस्ट में 40 विद्यार्थियों द्वारा निम्नलिखित अंक प्राप्त किए गए। इन अंकों को मिलान चिह्नों का प्रयोग करके, एक सारणी के रूप में व्यवस्थित कीजिए।</text:p>
          <text:p text:style-name="P1">8 1 3 7 6 5 5 4 4 2 4 9 5 3 7 1 6 5 2 7 7 3 8 4 2 8 9 5 8 6 7 4 5 6 9 6 4 4 6 6</text:p>
          <text:list>
            <text:list-item>
              <text:p text:style-name="P1">ज्ञात कीजिए कि कितने विद्यार्थियों ने 7 या उससे अधिक अंक प्राप्त किए।</text:p>
            </text:list-item>
            <text:list-item>
              <text:p text:style-name="P1">कितने विद्यार्थियों ने 4 से कम अंक प्राप्त किए?</text:p>
            </text:list-item>
          </text:list>
        </text:list-item>
        <text:list-item>
          <text:p text:style-name="P1">कक्षा VI के 30 विद्यार्थियों की मिठाइयों की पसंद निम्नलिखित है:</text:p>
          <text:p text:style-name="P1">लड्डू, बरफ़ी, लड्डू, जलेबी, लड्डू, रसगुल्ला जलेबी, लड्डू, बरफ़ी, रसगुल्ला, लड्डू, जलेबी, लड्डू जलेबी, रसगुल्ला, लड्डू, रसगुल्ला, जलेबी, लड्डू रसगुल्ला, लड्डू, लड्डू बरफ़ी, रसगुल्ला, रसगुल्ला जलेबी, रसगुल्ला, लड्डू, रसगुल्ला, जलेबी, लड्डू।</text:p>
          <text:list>
            <text:list-item>
              <text:p text:style-name="P1">मिठाइयों के इन नामों को मिलान चिह्नों का प्रयोग करते हुए एक सारणी में व्यवस्थित कीजिए।</text:p>
            </text:list-item>
            <text:list-item>
              <text:p text:style-name="P1">कौन सी मिठाई विद्यार्थियों द्वारा अधिक पसंद की गई?</text:p>
            </text:list-item>
          </text:list>
        </text:list-item>
        <text:list-item>
          <text:p text:style-name="P1">केथरिन ने एक पासा (dice) लिया और उसको 40 बार उछालने पर प्राप्त संख्या को लिख लिया। उसने इस कार्य को 40 बार किया और प्रत्येक बार प्राप्त संख्याओं को निम्न प्रकार लिखा:</text:p>
          <text:p text:style-name="P1">1 3 5 6 6 3 5 4 1 6 2 5 3 4 6 1 5 5 6 1 1 2 2 3 5 2 4 5 5 6 5 1 6 2 3 5 2 4 1 5</text:p>
          <text:p text:style-name="P1">एक सारणी बनाइए और आँकड़ों को मिलान चिह्नों का प्रयोग करके लिखिए। अब, ज्ञात कीजिए:</text:p>
          <text:list>
            <text:list-item>
              <text:p text:style-name="P1">न्यूनतम बार आने वाली संख्या।</text:p>
            </text:list-item>
            <text:list-item>
              <text:p text:style-name="P1">अधिकतम बार आने वाली संख्या।</text:p>
            </text:list-item>
            <text:list-item>
              <text:p text:style-name="P1">समान बार आने वाली संख्याएँ।</text:p>
            </text:list-item>
          </text:list>
        </text:list-item>
        <text:list-item>
          <text:p text:style-name="P1">विद्यार्थियों के एक समूह से यह बताने को कहा गया कि वे किस पशु को सबसे अधिक घर में पालना पसंद करेंगे। इसके परिणाम नीचे दिए गए हैं:</text:p>
          <text:p text:style-name="P1">कुत्ता, बिल्ली, बिल्ली, मछली, बिल्ली, खरगोश, कुत्ता, बिल्ली, खरगोश, कुत्ता, बिल्ली, कुत्ता, कुत्ता, कुत्ता, बिल्ली, गाय, मछली, खरगोश, कुत्ता, बिल्ली, कुत्ता, बिल्ली, बिल्ली, कुत्ता, खरगोश, बिल्ली, मछली, कुत्ता।</text:p>
          <text:p text:style-name="P1">उपरोक्त के लिए एक बारंबारता बंटन सारणी बनाइए।</text:p>
        </text:list-item>
        <text:list-item>
          <text:p text:style-name="P1">निम्नलिखित बारंबारता बंटन सारणी का अध्ययन कीजिए और उसके नीचे दिए हुए प्रश्नों के उत्तर दीजिए:</text:p>
          <table:table table:name="Table1" table:style-name="Table1">
            <table:table-column table:style-name="Table1.A"/>
            <table:table-column table:style-name="Table1.B"/>
            <table:table-header-rows>
              <table:table-row>
                <table:table-cell table:style-name="TableHeaderRowCell" office:value-type="string">
                  <text:p text:style-name="P2">वर्ग अंतराल (रुपयों में दैनिक आय)</text:p>
                </table:table-cell>
                <table:table-cell table:style-name="TableHeaderRowCell" office:value-type="string">
                  <text:p text:style-name="P3">बारंबारता (श्रमिकों की संख्या)</text:p>
                </table:table-cell>
              </table:table-row>
            </table:table-header-rows>
            <table:table-row>
              <table:table-cell table:style-name="TableRowCell" office:value-type="string">
                <text:p text:style-name="P4">100-125</text:p>
              </table:table-cell>
              <table:table-cell table:style-name="TableRowCell" office:value-type="string">
                <text:p text:style-name="P5">45</text:p>
              </table:table-cell>
            </table:table-row>
            <table:table-row>
              <table:table-cell table:style-name="TableRowCell" office:value-type="string">
                <text:p text:style-name="P4">125-150</text:p>
              </table:table-cell>
              <table:table-cell table:style-name="TableRowCell" office:value-type="string">
                <text:p text:style-name="P5">25</text:p>
              </table:table-cell>
            </table:table-row>
            <table:table-row>
              <table:table-cell table:style-name="TableRowCell" office:value-type="string">
                <text:p text:style-name="P4">150-175</text:p>
              </table:table-cell>
              <table:table-cell table:style-name="TableRowCell" office:value-type="string">
                <text:p text:style-name="P5">55</text:p>
              </table:table-cell>
            </table:table-row>
            <table:table-row>
              <table:table-cell table:style-name="TableRowCell" office:value-type="string">
                <text:p text:style-name="P4">175-200</text:p>
              </table:table-cell>
              <table:table-cell table:style-name="TableRowCell" office:value-type="string">
                <text:p text:style-name="P5">125</text:p>
              </table:table-cell>
            </table:table-row>
            <table:table-row>
              <table:table-cell table:style-name="TableRowCell" office:value-type="string">
                <text:p text:style-name="P4">200-225</text:p>
              </table:table-cell>
              <table:table-cell table:style-name="TableRowCell" office:value-type="string">
                <text:p text:style-name="P5">140</text:p>
              </table:table-cell>
            </table:table-row>
            <table:table-row>
              <table:table-cell table:style-name="TableRowCell" office:value-type="string">
                <text:p text:style-name="P4">225-250</text:p>
              </table:table-cell>
              <table:table-cell table:style-name="TableRowCell" office:value-type="string">
                <text:p text:style-name="P5">55</text:p>
              </table:table-cell>
            </table:table-row>
            <table:table-row>
              <table:table-cell table:style-name="TableRowCell" office:value-type="string">
                <text:p text:style-name="P4">250-275</text:p>
              </table:table-cell>
              <table:table-cell table:style-name="TableRowCell" office:value-type="string">
                <text:p text:style-name="P5">35</text:p>
              </table:table-cell>
            </table:table-row>
            <table:table-row>
              <table:table-cell table:style-name="TableRowCell" office:value-type="string">
                <text:p text:style-name="P4">275-300</text:p>
              </table:table-cell>
              <table:table-cell table:style-name="TableRowCell" office:value-type="string">
                <text:p text:style-name="P5">50</text:p>
              </table:table-cell>
            </table:table-row>
            <table:table-row>
              <table:table-cell table:style-name="TableRowCell" office:value-type="string">
                <text:p text:style-name="P4">300-325</text:p>
              </table:table-cell>
              <table:table-cell table:style-name="TableRowCell" office:value-type="string">
                <text:p text:style-name="P5">20</text:p>
              </table:table-cell>
            </table:table-row>
            <table:table-row>
              <table:table-cell table:style-name="TableRowCell" office:value-type="string">
                <text:p text:style-name="P4">योग</text:p>
              </table:table-cell>
              <table:table-cell table:style-name="TableRowCell" office:value-type="string">
                <text:p text:style-name="P5">550</text:p>
              </table:table-cell>
            </table:table-row>
          </table:table>
          <text:list>
            <text:list-item>
              <text:p text:style-name="P5">वर्ग अंतरालों की माप क्या है?</text:p>
            </text:list-item>
            <text:list-item>
              <text:p text:style-name="P5">किस वर्ग की सबसे अधिक बारंबारता है?</text:p>
            </text:list-item>
            <text:list-item>
              <text:p text:style-name="P5">किस वर्ग की सबसे कम बारंबारता है?</text:p>
            </text:list-item>
            <text:list-item>
              <text:p text:style-name="P5">वर्ग अंतराल 250-275 की उच्च सीमा क्या है?</text:p>
            </text:list-item>
            <text:list-item>
              <text:p text:style-name="P5">किन दो वर्गों की बारंबारता एक ही है?</text:p>
            </text:list-item>
          </text:list>
        </text:list-item>
        <text:list-item>
          <text:p text:style-name="P1">अंतरालों 30-35, 35-40 इत्यादि का प्रयोग करते हुए, एक कक्षा के 20 विद्यार्थियों के भारों (kg में) के निम्नलिखित आँकड़ों के लिए एक बारंबारता बंटन सारणी बनाइए:</text:p>
          <text:p text:style-name="P1">40, 38, 33, 48, 60, 53, 31, 46, 34, 36, 49, 41, 55, 49, 65, 42, 44, 47, 38, 39</text:p>
        </text:list-item>
        <text:list-item>
          <text:p text:style-name="P1">निम्नलिखित चित्रालेख पाँच गाँवों में ट्रैक्टरों की संख्या दर्शाता है: </text:p>
          <text:p text:style-name="P1">प्रयुक्त स्केल 🚜 ≡ 1 ट्रैक्टर</text:p>
          <table:table table:name="Table2" table:style-name="Table2">
            <table:table-column table:style-name="Table2.A"/>
            <table:table-column table:style-name="Table2.B"/>
            <table:table-header-rows>
              <table:table-row>
                <table:table-cell table:style-name="TableHeaderRowCell" office:value-type="string">
                  <text:p text:style-name="P6">गांवों</text:p>
                </table:table-cell>
                <table:table-cell table:style-name="TableHeaderRowCell" office:value-type="string">
                  <text:p text:style-name="P7">ट्रैक्टरों की संख्या</text:p>
                </table:table-cell>
              </table:table-row>
            </table:table-header-rows>
            <table:table-row>
              <table:table-cell table:style-name="TableRowCell" office:value-type="string">
                <text:p text:style-name="P8">गाँव A</text:p>
              </table:table-cell>
              <table:table-cell table:style-name="TableRowCell" office:value-type="string">
                <text:p text:style-name="P9">🚜 🚜 🚜 🚜 🚜 🚜</text:p>
              </table:table-cell>
            </table:table-row>
            <table:table-row>
              <table:table-cell table:style-name="TableRowCell" office:value-type="string">
                <text:p text:style-name="P8">गाँव B</text:p>
              </table:table-cell>
              <table:table-cell table:style-name="TableRowCell" office:value-type="string">
                <text:p text:style-name="P9">🚜 🚜 🚜 🚜 🚜</text:p>
              </table:table-cell>
            </table:table-row>
            <table:table-row>
              <table:table-cell table:style-name="TableRowCell" office:value-type="string">
                <text:p text:style-name="P8">गाँव C</text:p>
              </table:table-cell>
              <table:table-cell table:style-name="TableRowCell" office:value-type="string">
                <text:p text:style-name="P9">🚜 🚜 🚜 🚜 🚜 🚜 🚜 🚜</text:p>
              </table:table-cell>
            </table:table-row>
            <table:table-row>
              <table:table-cell table:style-name="TableRowCell" office:value-type="string">
                <text:p text:style-name="P8">गाँव D</text:p>
              </table:table-cell>
              <table:table-cell table:style-name="TableRowCell" office:value-type="string">
                <text:p text:style-name="P9">🚜 🚜 🚜</text:p>
              </table:table-cell>
            </table:table-row>
            <table:table-row>
              <table:table-cell table:style-name="TableRowCell" office:value-type="string">
                <text:p text:style-name="P8">गाँव E</text:p>
              </table:table-cell>
              <table:table-cell table:style-name="TableRowCell" office:value-type="string">
                <text:p text:style-name="P9">🚜 🚜 🚜 🚜 🚜 🚜</text:p>
              </table:table-cell>
            </table:table-row>
          </table:table>
          <text:p text:style-name="P1">चित्रालेख को देखिए और निम्नलिखित प्रश्‍नों के उत्तर दीजिए:</text:p>
          <text:list>
            <text:list-item>
              <text:p text:style-name="P9">किस गाँव में ट्रैक्टरों की संख्या न्यूनतम है?</text:p>
            </text:list-item>
            <text:list-item>
              <text:p text:style-name="P9">किस गाँव में ट्रैक्टरों की संख्या अधिकतम है?</text:p>
            </text:list-item>
            <text:list-item>
              <text:p text:style-name="P9">गाँव C में गाँव B से कितने ट्रैक्टर अधिक हैं?</text:p>
            </text:list-item>
            <text:list-item>
              <text:p text:style-name="P9">पाँचों गाँवों में कुल मिलाकर कितने ट्रैक्टर हैं?</text:p>
            </text:list-item>
          </text:list>
        </text:list-item>
        <text:list-item>
          <text:p text:style-name="P1">एक सह-शिक्षा माध्यमिक विद्यालय की प्रत्येक कक्षा में लड़कियों की संख्या निम्न चित्रालेख द्वारा प्रदर्शित है: </text:p>
          <text:p text:style-name="P1">प्रयुक्त स्केल 👧 ≡ 4 लड़कियाँ</text:p>
          <table:table table:name="Table3" table:style-name="Table3">
            <table:table-column table:style-name="Table3.A"/>
            <table:table-column table:style-name="Table3.B"/>
            <table:table-header-rows>
              <table:table-row>
                <table:table-cell table:style-name="TableHeaderRowCell" office:value-type="string">
                  <text:p text:style-name="P10">कक्षा</text:p>
                </table:table-cell>
                <table:table-cell table:style-name="TableHeaderRowCell" office:value-type="string">
                  <text:p text:style-name="P11">छात्राओं की संख्या</text:p>
                </table:table-cell>
              </table:table-row>
            </table:table-header-rows>
            <table:table-row>
              <table:table-cell table:style-name="TableRowCell" office:value-type="string">
                <text:p text:style-name="P12">I</text:p>
              </table:table-cell>
              <table:table-cell table:style-name="TableRowCell" office:value-type="string">
                <text:p text:style-name="P13">👧 👧 👧 👧 👧 👧</text:p>
              </table:table-cell>
            </table:table-row>
            <table:table-row>
              <table:table-cell table:style-name="TableRowCell" office:value-type="string">
                <text:p text:style-name="P12">II</text:p>
              </table:table-cell>
              <table:table-cell table:style-name="TableRowCell" office:value-type="string">
                <text:p text:style-name="P13">👧 👧 👧 👧 👧</text:p>
              </table:table-cell>
            </table:table-row>
            <table:table-row>
              <table:table-cell table:style-name="TableRowCell" office:value-type="string">
                <text:p text:style-name="P12">III</text:p>
              </table:table-cell>
              <table:table-cell table:style-name="TableRowCell" office:value-type="string">
                <text:p text:style-name="P13">👧 👧 👧 👧</text:p>
              </table:table-cell>
            </table:table-row>
            <table:table-row>
              <table:table-cell table:style-name="TableRowCell" office:value-type="string">
                <text:p text:style-name="P12">IV</text:p>
              </table:table-cell>
              <table:table-cell table:style-name="TableRowCell" office:value-type="string">
                <text:p text:style-name="P13">👧 👧 👧 👧</text:p>
              </table:table-cell>
            </table:table-row>
            <table:table-row>
              <table:table-cell table:style-name="TableRowCell" office:value-type="string">
                <text:p text:style-name="P12">V</text:p>
              </table:table-cell>
              <table:table-cell table:style-name="TableRowCell" office:value-type="string">
                <text:p text:style-name="P13">👧 👧 👧</text:p>
              </table:table-cell>
            </table:table-row>
            <table:table-row>
              <table:table-cell table:style-name="TableRowCell" office:value-type="string">
                <text:p text:style-name="P12">VI</text:p>
              </table:table-cell>
              <table:table-cell table:style-name="TableRowCell" office:value-type="string">
                <text:p text:style-name="P13">👧 👧 👧 👧</text:p>
              </table:table-cell>
            </table:table-row>
            <table:table-row>
              <table:table-cell table:style-name="TableRowCell" office:value-type="string">
                <text:p text:style-name="P12">VII</text:p>
              </table:table-cell>
              <table:table-cell table:style-name="TableRowCell" office:value-type="string">
                <text:p text:style-name="P13">👧 👧 👧</text:p>
              </table:table-cell>
            </table:table-row>
            <table:table-row>
              <table:table-cell table:style-name="TableRowCell" office:value-type="string">
                <text:p text:style-name="P12">VIII</text:p>
              </table:table-cell>
              <table:table-cell table:style-name="TableRowCell" office:value-type="string">
                <text:p text:style-name="P13">👧 👧</text:p>
              </table:table-cell>
            </table:table-row>
          </table:table>
          <text:p text:style-name="P1">इस चित्रालेख को देखिए और निम्नलिखित प्रश्‍नों के उत्तर दीजिए:</text:p>
          <text:list>
            <text:list-item>
              <text:p text:style-name="P13">किस कक्षा में लड़कियों की संख्या न्यूनतम है?</text:p>
            </text:list-item>
            <text:list-item>
              <text:p text:style-name="P13">क्या कक्षा VI में लड़कियों की संख्या कक्षा V की लड़कियों की संख्या से कम है?</text:p>
            </text:list-item>
            <text:list-item>
              <text:p text:style-name="P13">कक्षा VII में कितनी लड़कियाँ हैं?</text:p>
            </text:list-item>
          </text:list>
        </text:list-item>
        <text:list-item>
          <text:p text:style-name="P1">किसी सप्ताह के विभिन्न दिनों में बिजली के बल्बों की बिक्री नीचे दर्शाई गई है: </text:p>
          <text:p text:style-name="P1">प्रयुक्त स्केल 💡 ≡ 2 बल्ब</text:p>
          <table:table table:name="Table4" table:style-name="Table4">
            <table:table-column table:style-name="Table4.A"/>
            <table:table-column table:style-name="Table4.B"/>
            <table:table-header-rows>
              <table:table-row>
                <table:table-cell table:style-name="TableHeaderRowCell" office:value-type="string">
                  <text:p text:style-name="P14">दिन</text:p>
                </table:table-cell>
                <table:table-cell table:style-name="TableHeaderRowCell" office:value-type="string">
                  <text:p text:style-name="P15">बिजली के बल्बों की संख्या</text:p>
                </table:table-cell>
              </table:table-row>
            </table:table-header-rows>
            <table:table-row>
              <table:table-cell table:style-name="TableRowCell" office:value-type="string">
                <text:p text:style-name="P16">सोमवार</text:p>
              </table:table-cell>
              <table:table-cell table:style-name="TableRowCell" office:value-type="string">
                <text:p text:style-name="P17">💡 💡 💡 💡 💡 💡</text:p>
              </table:table-cell>
            </table:table-row>
            <table:table-row>
              <table:table-cell table:style-name="TableRowCell" office:value-type="string">
                <text:p text:style-name="P16">मंगलवार</text:p>
              </table:table-cell>
              <table:table-cell table:style-name="TableRowCell" office:value-type="string">
                <text:p text:style-name="P17">💡 💡 💡 💡 💡 💡 💡 💡</text:p>
              </table:table-cell>
            </table:table-row>
            <table:table-row>
              <table:table-cell table:style-name="TableRowCell" office:value-type="string">
                <text:p text:style-name="P16">बुधवार</text:p>
              </table:table-cell>
              <table:table-cell table:style-name="TableRowCell" office:value-type="string">
                <text:p text:style-name="P17">💡 💡 💡 💡</text:p>
              </table:table-cell>
            </table:table-row>
            <table:table-row>
              <table:table-cell table:style-name="TableRowCell" office:value-type="string">
                <text:p text:style-name="P16">गुरुवार</text:p>
              </table:table-cell>
              <table:table-cell table:style-name="TableRowCell" office:value-type="string">
                <text:p text:style-name="P17">💡 💡 💡 💡 💡</text:p>
              </table:table-cell>
            </table:table-row>
            <table:table-row>
              <table:table-cell table:style-name="TableRowCell" office:value-type="string">
                <text:p text:style-name="P16">शुक्रवार</text:p>
              </table:table-cell>
              <table:table-cell table:style-name="TableRowCell" office:value-type="string">
                <text:p text:style-name="P17">💡 💡 💡 💡 💡 💡 💡</text:p>
              </table:table-cell>
            </table:table-row>
            <table:table-row>
              <table:table-cell table:style-name="TableRowCell" office:value-type="string">
                <text:p text:style-name="P16">शनिवार</text:p>
              </table:table-cell>
              <table:table-cell table:style-name="TableRowCell" office:value-type="string">
                <text:p text:style-name="P17">💡 💡 💡 💡</text:p>
              </table:table-cell>
            </table:table-row>
            <table:table-row>
              <table:table-cell table:style-name="TableRowCell" office:value-type="string">
                <text:p text:style-name="P16">रविवार</text:p>
              </table:table-cell>
              <table:table-cell table:style-name="TableRowCell" office:value-type="string">
                <text:p text:style-name="P17">💡 💡 💡 💡 💡 💡 💡 💡 💡</text:p>
              </table:table-cell>
            </table:table-row>
          </table:table>
          <text:p text:style-name="P1">चित्रालेख को देखिए और निम्नलिखित प्रश्‍नों के उत्तर दीजिए:</text:p>
          <text:list>
            <text:list-item>
              <text:p text:style-name="P17">शुक्रवार को कितने बल्ब बेचे गए?</text:p>
            </text:list-item>
            <text:list-item>
              <text:p text:style-name="P17">किस दिन बेचे गए बल्बों की संख्या अधिकतम थी?</text:p>
            </text:list-item>
            <text:list-item>
              <text:p text:style-name="P17">किन दिनों में बेचे गए बल्बों की संख्या समान थी?</text:p>
            </text:list-item>
            <text:list-item>
              <text:p text:style-name="P17">किस दिन बेचे गए बल्बों की संख्या न्यूनतम थी?</text:p>
            </text:list-item>
            <text:list-item>
              <text:p text:style-name="P17">यदि एक बड़े डिब्बे में 9 बल्ब आ सकते हैं, तो इस सप्ताह कितने डिब्बों की आवश्यकता पड़ी?</text:p>
            </text:list-item>
          </text:list>
        </text:list-item>
        <text:list-item>
          <text:p text:style-name="P1">एक विशेष मौसम में, एक गाँव में 6 फल विक्रेताओं द्वारा बेची गई फलों की टोकरियों की संख्या निम्न चित्रालेख द्वारा प्रदर्शित है: </text:p>
          <text:p text:style-name="P1">प्रयुक्त स्केल 👝 ≡ 100 फलों की टोकरी</text:p>
          <table:table table:name="Table5" table:style-name="Table5">
            <table:table-column table:style-name="Table5.A"/>
            <table:table-column table:style-name="Table5.B"/>
            <table:table-header-rows>
              <table:table-row>
                <table:table-cell table:style-name="TableHeaderRowCell" office:value-type="string">
                  <text:p text:style-name="P18">फल व्यापारियों के नाम</text:p>
                </table:table-cell>
                <table:table-cell table:style-name="TableHeaderRowCell" office:value-type="string">
                  <text:p text:style-name="P19">फलों की टोकरी की संख्या</text:p>
                </table:table-cell>
              </table:table-row>
            </table:table-header-rows>
            <table:table-row>
              <table:table-cell table:style-name="TableRowCell" office:value-type="string">
                <text:p text:style-name="P20">रहीम</text:p>
              </table:table-cell>
              <table:table-cell table:style-name="TableRowCell" office:value-type="string">
                <text:p text:style-name="P21">👝 👝 👝 👝</text:p>
              </table:table-cell>
            </table:table-row>
            <table:table-row>
              <table:table-cell table:style-name="TableRowCell" office:value-type="string">
                <text:p text:style-name="P20">लखनपाल</text:p>
              </table:table-cell>
              <table:table-cell table:style-name="TableRowCell" office:value-type="string">
                <text:p text:style-name="P21">👝 👝 👝 👝 👝 👝</text:p>
              </table:table-cell>
            </table:table-row>
            <table:table-row>
              <table:table-cell table:style-name="TableRowCell" office:value-type="string">
                <text:p text:style-name="P20">अनवर</text:p>
              </table:table-cell>
              <table:table-cell table:style-name="TableRowCell" office:value-type="string">
                <text:p text:style-name="P21">👝 👝 👝 👝 👝 👝 👝</text:p>
              </table:table-cell>
            </table:table-row>
            <table:table-row>
              <table:table-cell table:style-name="TableRowCell" office:value-type="string">
                <text:p text:style-name="P20">मार्टिन</text:p>
              </table:table-cell>
              <table:table-cell table:style-name="TableRowCell" office:value-type="string">
                <text:p text:style-name="P21">👝 👝 👝 👝 👝 👝 👝 👝 👝 👝 👝 👝 👝 👝</text:p>
              </table:table-cell>
            </table:table-row>
            <table:table-row>
              <table:table-cell table:style-name="TableRowCell" office:value-type="string">
                <text:p text:style-name="P20">रणजीत सिंह</text:p>
              </table:table-cell>
              <table:table-cell table:style-name="TableRowCell" office:value-type="string">
                <text:p text:style-name="P21">👝 👝 👝 👝 👝 👝 👝</text:p>
              </table:table-cell>
            </table:table-row>
            <table:table-row>
              <table:table-cell table:style-name="TableRowCell" office:value-type="string">
                <text:p text:style-name="P20">यूसुफ</text:p>
              </table:table-cell>
              <table:table-cell table:style-name="TableRowCell" office:value-type="string">
                <text:p text:style-name="P21">👝 👝 👝 👝 👝 👝 👝</text:p>
              </table:table-cell>
            </table:table-row>
          </table:table>
          <text:p text:style-name="P1">इस चित्रालेख को देखिए और निम्नलिखित प्रश्‍नों के उत्तर दीजिए:</text:p>
          <text:list>
            <text:list-item>
              <text:p text:style-name="P21">किस फल विक्रेता ने अधिकतम फलों की टोकरियाँ बेची?</text:p>
            </text:list-item>
            <text:list-item>
              <text:p text:style-name="P21">अनवर ने फलों की कितनी टोकरियाँ बेची?</text:p>
            </text:list-item>
            <text:list-item>
              <text:p text:style-name="P21">वे विक्रेता जिन्होंने 600 या उससे अधिक टोकरियाँ बेचीं, अगले मौसम में गोदाम खरीदने की योजना बना रहे हैं। क्या आप इनके नाम बता सकते हैं?</text:p>
            </text:list-item>
          </text:list>
        </text:list-item>
        <text:list-item>
          <text:p text:style-name="P1">पाँच गाँवों में पशुओं की कुल संख्या इस प्रकार है:</text:p>
          <text:list text:style-name="L2">
            <text:list-item>
              <text:p text:style-name="P22">गाँव A: 80</text:p>
            </text:list-item>
            <text:list-item>
              <text:p text:style-name="P22">गाँव B: 120</text:p>
            </text:list-item>
            <text:list-item>
              <text:p text:style-name="P22">गाँव C: 90</text:p>
            </text:list-item>
            <text:list-item>
              <text:p text:style-name="P22">गाँव D: 40</text:p>
            </text:list-item>
            <text:list-item>
              <text:p text:style-name="P22">गाँव E: 60</text:p>
            </text:list-item>
          </text:list>
          <text:p text:style-name="P1"><text:span text:style-name="T1">संकेत</text:span> ⨂ का प्रयोग करके जो 10 पशुओं को निरूपित करता है, इन पशुओं का एक चित्रालेख बनाइए और निम्न प्रश्‍नों के उत्तर दीजिए:</text:p>
          <text:list>
            <text:list-item>
              <text:p text:style-name="P22">गाँव E के पशुओं को कितने संकेत निरूपित करते हैं?</text:p>
            </text:list-item>
            <text:list-item>
              <text:p text:style-name="P22">किस गाँव में पशुओं की संख्या अधिकतम है?</text:p>
            </text:list-item>
            <text:list-item>
              <text:p text:style-name="P22">किस गाँव में अधिक पशु हैं: गाँव A या गाँव C में?</text:p>
            </text:list-item>
          </text:list>
        </text:list-item>
        <text:list-item>
          <text:p text:style-name="P1">विभिन्न वर्षों में एक स्कूल के विद्यार्थियों की कुल संख्या निम्न सारणी द्वारा प्रदर्शित है:</text:p>
          <table:table table:name="Table6" table:style-name="Table6">
            <table:table-column table:style-name="Table6.A"/>
            <table:table-column table:style-name="Table6.B"/>
            <table:table-header-rows>
              <table:table-row>
                <table:table-cell table:style-name="TableHeaderRowCell" office:value-type="string">
                  <text:p text:style-name="P23">वर्ष</text:p>
                </table:table-cell>
                <table:table-cell table:style-name="TableHeaderRowCell" office:value-type="string">
                  <text:p text:style-name="P24">विद्यार्थियों की संख्या</text:p>
                </table:table-cell>
              </table:table-row>
            </table:table-header-rows>
            <table:table-row>
              <table:table-cell table:style-name="TableRowCell" office:value-type="string">
                <text:p text:style-name="P25">1996</text:p>
              </table:table-cell>
              <table:table-cell table:style-name="TableRowCell" office:value-type="string">
                <text:p text:style-name="P26">400</text:p>
              </table:table-cell>
            </table:table-row>
            <table:table-row>
              <table:table-cell table:style-name="TableRowCell" office:value-type="string">
                <text:p text:style-name="P25">1998</text:p>
              </table:table-cell>
              <table:table-cell table:style-name="TableRowCell" office:value-type="string">
                <text:p text:style-name="P26">535</text:p>
              </table:table-cell>
            </table:table-row>
            <table:table-row>
              <table:table-cell table:style-name="TableRowCell" office:value-type="string">
                <text:p text:style-name="P25">2000</text:p>
              </table:table-cell>
              <table:table-cell table:style-name="TableRowCell" office:value-type="string">
                <text:p text:style-name="P26">472</text:p>
              </table:table-cell>
            </table:table-row>
            <table:table-row>
              <table:table-cell table:style-name="TableRowCell" office:value-type="string">
                <text:p text:style-name="P25">2002</text:p>
              </table:table-cell>
              <table:table-cell table:style-name="TableRowCell" office:value-type="string">
                <text:p text:style-name="P26">600</text:p>
              </table:table-cell>
            </table:table-row>
            <table:table-row>
              <table:table-cell table:style-name="TableRowCell" office:value-type="string">
                <text:p text:style-name="P25">2004</text:p>
              </table:table-cell>
              <table:table-cell table:style-name="TableRowCell" office:value-type="string">
                <text:p text:style-name="P26">623</text:p>
              </table:table-cell>
            </table:table-row>
          </table:table>
          <text:list>
            <text:list-item>
              <text:p text:style-name="P26">एक संकेत 🧍 का प्रयोग करके, जो 100 विद्यार्थियों को निरूपित करता है, एक चित्रालेख बनाइए और निम्न प्रश्‍नों के उत्तर दीजिए:</text:p>
            </text:list-item>
            <text:list-item>
              <text:p text:style-name="P26">वर्ष-2002 में कुल विद्यार्थियों की संख्या को कितने संकेत निरूपित कर रहे हैं?</text:p>
            </text:list-item>
            <text:list-item>
              <text:p text:style-name="P26">वर्ष-1998 में कुल विद्यार्थियों की संख्या को कितने संकेत निरूपित कर रहे हैं?</text:p>
            </text:list-item>
            <text:list-item>
              <text:p text:style-name="P26">कोई और संकेत लेकर, जो 50 विद्यार्थियों को निरूपित करता हो, एक अन्य चित्रालेख बनाइए। कौन-सा चित्रालेख अधिक सूचनाप्रद है?</text:p>
            </text:list-item>
          </text:list>
        </text:list-item>
        <text:list-item>
          <text:p text:style-name="P1">नीचे दिया हुआ दंड आलेख वर्ष 1998-2002 में सरकार द्वारा खरीदे गए गेहूँ की मात्रा दर्शाता है: <draw:frame draw:name="img1" style:rel-width="60.0%" style:rel-height="scale" svg:width="207.0pt" svg:height="175.5pt"><draw:image xlink:href="Pictures/0.svgz" xlink:type="simple" xlink:show="embed" xlink:actuate="onLoad"/></draw:frame> इस दंड आलेख को पढ़िए और अपने प्रेक्षणों को लिखिए।</text:p>
          <text:list>
            <text:list-item>
              <text:p text:style-name="P26">किस वर्ष में गेहूँ का अधिकतम उत्पादन हुआ?</text:p>
            </text:list-item>
            <text:list-item>
              <text:p text:style-name="P26">किस वर्ष में गेहूँ का न्यूनतम उत्पादन हुआ?</text:p>
            </text:list-item>
          </text:list>
        </text:list-item>
        <text:list-item>
          <text:p text:style-name="P1">इस दंड आलेख को देखिए जो एक रेडीमेड कपड़ों की दुकान में सोमवार से शनिवार तक हुई कमीज़ों की बिक्री को दर्शाता है। <draw:frame draw:name="img2" style:rel-width="60.0%" style:rel-height="scale" svg:width="325.5pt" svg:height="234.75pt"><draw:image xlink:href="Pictures/1.svgz" xlink:type="simple" xlink:show="embed" xlink:actuate="onLoad"/></draw:frame> अब निम्नलिखित प्रश्‍नों के उत्तर दीजिए:</text:p>
          <text:list>
            <text:list-item>
              <text:p text:style-name="P26">उपरोक्त दंड आलेख में क्या सूचना दर्शाई गई है?</text:p>
            </text:list-item>
            <text:list-item>
              <text:p text:style-name="P26">कमीज़ों की संख्या को निरूपित करने के लिए क्षैतिज रेखा पर क्या पैमाना लिया गया है?</text:p>
            </text:list-item>
            <text:list-item>
              <text:p text:style-name="P26">किस दिन अधिकतम कमीज़ें बेची गईं और कितनी संख्या में कमीज़ें बेची गईं, लिखें?</text:p>
            </text:list-item>
            <text:list-item>
              <text:p text:style-name="P26">किस दिन न्यूनतम संख्या में कमीज़ें बेची गईं?</text:p>
            </text:list-item>
            <text:list-item>
              <text:p text:style-name="P26">बृहस्पतिवार को कितनी कमीज़ें बेची गईं?</text:p>
            </text:list-item>
          </text:list>
        </text:list-item>
        <text:list-item>
          <text:p text:style-name="P1">इस दंड आलेख को देखिए जो अज़ीज द्वारा अर्धवार्षिक परीक्षा में विभिन्न विषयों में प्राप्त किए गए अंकों को प्रदर्शित करता है। <draw:frame draw:name="img3" style:rel-width="60.0%" style:rel-height="scale" svg:width="230.25pt" svg:height="164.25pt"><draw:image xlink:href="Pictures/2.svgz" xlink:type="simple" xlink:show="embed" xlink:actuate="onLoad"/></draw:frame> निम्नलिखित प्रश्‍नों के उत्तर दीजिए:</text:p>
          <text:list>
            <text:list-item>
              <text:p text:style-name="P26">यह दंड आलेख क्या सूचना प्रदर्शित करता है?</text:p>
            </text:list-item>
            <text:list-item>
              <text:p text:style-name="P26">किस विषय में अज़ीज ने अधिकतम अंक प्राप्त किए?</text:p>
            </text:list-item>
            <text:list-item>
              <text:p text:style-name="P26">किस विषय में उसने न्यूनतम अंक प्राप्त किए?</text:p>
            </text:list-item>
            <text:list-item>
              <text:p text:style-name="P26">विषयों के नाम लिखिए और उनमें से प्रत्येक में प्राप्त किए गए अंक भी लिखिए।</text:p>
            </text:list-item>
          </text:list>
        </text:list-item>
        <text:list-item>
          <text:p text:style-name="P1">एक स्कूल के 120 विद्यार्थियों का इस आशय से सर्वेक्षण किया गया कि वे अपने खाली समय में किस क्रियाकलाप को पसंद करते हैं। निम्न आँकड़े प्राप्त हुए:</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HeaderRowCell" office:value-type="string">
                  <text:p text:style-name="P27">पसंद का क्रियाकलाप</text:p>
                </table:table-cell>
                <table:table-cell table:style-name="TableHeaderRowCell" office:value-type="string">
                  <text:p text:style-name="P28">खेलना</text:p>
                </table:table-cell>
                <table:table-cell table:style-name="TableHeaderRowCell" office:value-type="string">
                  <text:p text:style-name="P29">कहानी की पुस्तक पढना</text:p>
                </table:table-cell>
                <table:table-cell table:style-name="TableHeaderRowCell" office:value-type="string">
                  <text:p text:style-name="P30">टी.वी देखना</text:p>
                </table:table-cell>
                <table:table-cell table:style-name="TableHeaderRowCell" office:value-type="string">
                  <text:p text:style-name="P31">संगीत सुनना</text:p>
                </table:table-cell>
                <table:table-cell table:style-name="TableHeaderRowCell" office:value-type="string">
                  <text:p text:style-name="P32">पेंटिंग</text:p>
                </table:table-cell>
              </table:table-row>
            </table:table-header-rows>
            <table:table-row>
              <table:table-cell table:style-name="TableRowCell" office:value-type="string">
                <text:p text:style-name="P33">विद्यार्थियों की संख्या</text:p>
              </table:table-cell>
              <table:table-cell table:style-name="TableRowCell" office:value-type="string">
                <text:p text:style-name="P34">45</text:p>
              </table:table-cell>
              <table:table-cell table:style-name="TableRowCell" office:value-type="string">
                <text:p text:style-name="P35">30</text:p>
              </table:table-cell>
              <table:table-cell table:style-name="TableRowCell" office:value-type="string">
                <text:p text:style-name="P36">20</text:p>
              </table:table-cell>
              <table:table-cell table:style-name="TableRowCell" office:value-type="string">
                <text:p text:style-name="P37">10</text:p>
              </table:table-cell>
              <table:table-cell table:style-name="TableRowCell" office:value-type="string">
                <text:p text:style-name="P38">15</text:p>
              </table:table-cell>
            </table:table-row>
          </table:table>
          <text:p text:style-name="P1">1 इकाई लंबाई = 5 विद्यार्थी का पैमाना लेकर, एक दंड आलेख बनाइए। खेलने के अतिरिक्त कौन-सा क्रियाकलाप अधिकांश विद्यार्थियों द्वारा पसंद किया जाता है।</text:p>
        </text:list-item>
        <text:list-item>
          <text:p text:style-name="P1">छह क्रमागत दिनों में किसी दुकानदार द्वारा बेची गई गणित की पुस्तकों की संख्या नीचे दी गई है:</text:p>
          <table:table table:name="Table8" table:style-name="Table8">
            <table:table-column table:style-name="Table8.A"/>
            <table:table-column table:style-name="Table8.B"/>
            <table:table-header-rows>
              <table:table-row>
                <table:table-cell table:style-name="TableHeaderRowCell" office:value-type="string">
                  <text:p text:style-name="P39">दिन</text:p>
                </table:table-cell>
                <table:table-cell table:style-name="TableHeaderRowCell" office:value-type="string">
                  <text:p text:style-name="P40">बेची गई पुस्तकों की संख्या</text:p>
                </table:table-cell>
              </table:table-row>
            </table:table-header-rows>
            <table:table-row>
              <table:table-cell table:style-name="TableRowCell" office:value-type="string">
                <text:p text:style-name="P41">रविवार</text:p>
              </table:table-cell>
              <table:table-cell table:style-name="TableRowCell" office:value-type="string">
                <text:p text:style-name="P42">65</text:p>
              </table:table-cell>
            </table:table-row>
            <table:table-row>
              <table:table-cell table:style-name="TableRowCell" office:value-type="string">
                <text:p text:style-name="P41">सोमवार</text:p>
              </table:table-cell>
              <table:table-cell table:style-name="TableRowCell" office:value-type="string">
                <text:p text:style-name="P42">40</text:p>
              </table:table-cell>
            </table:table-row>
            <table:table-row>
              <table:table-cell table:style-name="TableRowCell" office:value-type="string">
                <text:p text:style-name="P41">मंगलवार</text:p>
              </table:table-cell>
              <table:table-cell table:style-name="TableRowCell" office:value-type="string">
                <text:p text:style-name="P42">30</text:p>
              </table:table-cell>
            </table:table-row>
            <table:table-row>
              <table:table-cell table:style-name="TableRowCell" office:value-type="string">
                <text:p text:style-name="P41">बुधवार</text:p>
              </table:table-cell>
              <table:table-cell table:style-name="TableRowCell" office:value-type="string">
                <text:p text:style-name="P42">50</text:p>
              </table:table-cell>
            </table:table-row>
            <table:table-row>
              <table:table-cell table:style-name="TableRowCell" office:value-type="string">
                <text:p text:style-name="P41">बृहस्पतिवार</text:p>
              </table:table-cell>
              <table:table-cell table:style-name="TableRowCell" office:value-type="string">
                <text:p text:style-name="P42">20</text:p>
              </table:table-cell>
            </table:table-row>
            <table:table-row>
              <table:table-cell table:style-name="TableRowCell" office:value-type="string">
                <text:p text:style-name="P41">शुक्रवार</text:p>
              </table:table-cell>
              <table:table-cell table:style-name="TableRowCell" office:value-type="string">
                <text:p text:style-name="P42">70</text:p>
              </table:table-cell>
            </table:table-row>
          </table:table>
          <text:p text:style-name="P1">अपनी पसंद का पैमाना चुनते हुए, उपरोक्त सूचना के लिए एक दंड आलेख खींचिए।</text:p>
        </text:list-item>
        <text:list-item>
          <text:p text:style-name="P1">वर्ष 1998 से 2002 के बीच एक फैक्टरी द्वारा निर्मित साइकिलों की संख्या निम्नलिखित सारणी द्वारा दर्शाई गई है:</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HeaderRowCell" office:value-type="string">
                  <text:p text:style-name="P43">वर्ष</text:p>
                </table:table-cell>
                <table:table-cell table:style-name="TableHeaderRowCell" office:value-type="string">
                  <text:p text:style-name="P44">1998</text:p>
                </table:table-cell>
                <table:table-cell table:style-name="TableHeaderRowCell" office:value-type="string">
                  <text:p text:style-name="P45">1999</text:p>
                </table:table-cell>
                <table:table-cell table:style-name="TableHeaderRowCell" office:value-type="string">
                  <text:p text:style-name="P46">2000</text:p>
                </table:table-cell>
                <table:table-cell table:style-name="TableHeaderRowCell" office:value-type="string">
                  <text:p text:style-name="P47">2001</text:p>
                </table:table-cell>
                <table:table-cell table:style-name="TableHeaderRowCell" office:value-type="string">
                  <text:p text:style-name="P48">2002</text:p>
                </table:table-cell>
              </table:table-row>
            </table:table-header-rows>
            <table:table-row>
              <table:table-cell table:style-name="TableRowCell" office:value-type="string">
                <text:p text:style-name="P49">निर्मित साइकिलों की संख्या</text:p>
              </table:table-cell>
              <table:table-cell table:style-name="TableRowCell" office:value-type="string">
                <text:p text:style-name="P50">800</text:p>
              </table:table-cell>
              <table:table-cell table:style-name="TableRowCell" office:value-type="string">
                <text:p text:style-name="P51">600</text:p>
              </table:table-cell>
              <table:table-cell table:style-name="TableRowCell" office:value-type="string">
                <text:p text:style-name="P52">900</text:p>
              </table:table-cell>
              <table:table-cell table:style-name="TableRowCell" office:value-type="string">
                <text:p text:style-name="P53">1100</text:p>
              </table:table-cell>
              <table:table-cell table:style-name="TableRowCell" office:value-type="string">
                <text:p text:style-name="P54">1200</text:p>
              </table:table-cell>
            </table:table-row>
          </table:table>
          <text:p text:style-name="P1">इसे आँकड़ों को एक दंड आलेख द्वारा प्रदर्शित कीजिए। अपनी पसंद का पैमाना चुनिए।</text:p>
          <text:list>
            <text:list-item>
              <text:p text:style-name="P54">किस वर्ष में अधिकतम संख्या में साइकिलें निर्मित की गईं?</text:p>
            </text:list-item>
            <text:list-item>
              <text:p text:style-name="P54">किस वर्ष में न्यूनतम संख्या में साइकिलें निर्मित की गईं?</text:p>
            </text:list-item>
          </text:list>
        </text:list-item>
        <text:list-item>
          <text:p text:style-name="P1">किसी शहर के व्यक्तियों की संख्या विभिन्न आयु समूहों के अनुसार नीचे सारणी में दी हुई है:</text:p>
          <table:table table:name="Table10" table:style-name="Table10">
            <table:table-column table:style-name="Table10.A"/>
            <table:table-column table:style-name="Table10.B"/>
            <table:table-header-rows>
              <table:table-row>
                <table:table-cell table:style-name="TableHeaderRowCell" office:value-type="string">
                  <text:p text:style-name="P55">आयु समूह (वर्षों में)</text:p>
                </table:table-cell>
                <table:table-cell table:style-name="TableHeaderRowCell" office:value-type="string">
                  <text:p text:style-name="P56">व्यक्तियों की संख्या</text:p>
                </table:table-cell>
              </table:table-row>
            </table:table-header-rows>
            <table:table-row>
              <table:table-cell table:style-name="TableRowCell" office:value-type="string">
                <text:p text:style-name="P57">1-14</text:p>
              </table:table-cell>
              <table:table-cell table:style-name="TableRowCell" office:value-type="string">
                <text:p text:style-name="P58">2 लाख</text:p>
              </table:table-cell>
            </table:table-row>
            <table:table-row>
              <table:table-cell table:style-name="TableRowCell" office:value-type="string">
                <text:p text:style-name="P57">15-29</text:p>
              </table:table-cell>
              <table:table-cell table:style-name="TableRowCell" office:value-type="string">
                <text:p text:style-name="P58">1 लाख 60 हज़ार</text:p>
              </table:table-cell>
            </table:table-row>
            <table:table-row>
              <table:table-cell table:style-name="TableRowCell" office:value-type="string">
                <text:p text:style-name="P57">30-44</text:p>
              </table:table-cell>
              <table:table-cell table:style-name="TableRowCell" office:value-type="string">
                <text:p text:style-name="P58">1 लाख 20 हज़ार</text:p>
              </table:table-cell>
            </table:table-row>
            <table:table-row>
              <table:table-cell table:style-name="TableRowCell" office:value-type="string">
                <text:p text:style-name="P57">45-59</text:p>
              </table:table-cell>
              <table:table-cell table:style-name="TableRowCell" office:value-type="string">
                <text:p text:style-name="P58">1 लाख 20 हज़ार</text:p>
              </table:table-cell>
            </table:table-row>
            <table:table-row>
              <table:table-cell table:style-name="TableRowCell" office:value-type="string">
                <text:p text:style-name="P57">60-74</text:p>
              </table:table-cell>
              <table:table-cell table:style-name="TableRowCell" office:value-type="string">
                <text:p text:style-name="P58">80 हज़ार</text:p>
              </table:table-cell>
            </table:table-row>
            <table:table-row>
              <table:table-cell table:style-name="TableRowCell" office:value-type="string">
                <text:p text:style-name="P57">75 और उससे ऊपर</text:p>
              </table:table-cell>
              <table:table-cell table:style-name="TableRowCell" office:value-type="string">
                <text:p text:style-name="P58">40 हज़ार</text:p>
              </table:table-cell>
            </table:table-row>
          </table:table>
          <text:p text:style-name="P1">इन आँकड़ों को एक दंड आलेख द्वारा निरूपित कीजिए। (1 इकाई लंबाई = 1 हज़ार लीजिए)</text:p>
          <text:p text:style-name="P1">निम्नलिखित प्रश्‍नों के उत्तर दीजिए:</text:p>
          <text:list>
            <text:list-item>
              <text:p text:style-name="P58">किन दो आयु समूहों में जनसंख्या बराबर है?</text:p>
            </text:list-item>
            <text:list-item>
              <text:p text:style-name="P58">60 वर्ष और उससे अधिक आयु के सभी व्यक्ति वरिष्ठ नागरिक कहलाते हैं। इस शहर में कितने वरिष्ठ नागरिक हैं?</text:p>
            </text:list-item>
          </text:list>
        </text:list-item>
        <text:list-item>
          <text:p text:style-name="P1">निम्नलिखित प्रश्‍नों के उत्तर देने के लिए, आकृति 3.3 में दिए दंड आलेख का प्रयोग कीजिए : <draw:frame draw:name="img4" style:rel-width="60.0%" style:rel-height="scale" svg:width="164.25pt" svg:height="171.75pt"><draw:image xlink:href="Pictures/3.svgz" xlink:type="simple" xlink:show="embed" xlink:actuate="onLoad"/></draw:frame></text:p>
          <text:list>
            <text:list-item>
              <text:p text:style-name="P58">कौन-सा पालतू पशु अधिक लोकप्रिय है?</text:p>
            </text:list-item>
            <text:list-item>
              <text:p text:style-name="P58">कितने विद्यार्थियों का पालतू पशु कुत्ता है?</text:p>
            </text:list-item>
          </text:list>
        </text:list-item>
        <text:list-item>
          <text:p text:style-name="P1">निम्नलिखित दंड आलेख को पढ़िए जो एक पुस्तक भंडार द्वारा 5 क्रमागत वर्षों में बेची गई पुस्तकों की संख्या दर्शाती है, और आगे आने वाले प्रश्‍नों के उत्तर दीजिए। <draw:frame draw:name="img5" style:rel-width="60.0%" style:rel-height="scale" svg:width="283.5pt" svg:height="157.5pt"><draw:image xlink:href="Pictures/4.svgz" xlink:type="simple" xlink:show="embed" xlink:actuate="onLoad"/></draw:frame></text:p>
          <text:list>
            <text:list-item>
              <text:p text:style-name="P58">वर्षों 1989, 1990 और 1992 में से प्रत्येक में लगभग कितनी पुस्तकें बेची गईं?</text:p>
            </text:list-item>
            <text:list-item>
              <text:p text:style-name="P58">किस वर्ष में लगभग 475 पुस्तकें बेची गईं? किस वर्ष में लगभग 225 पुस्तकें बेची गईं?</text:p>
            </text:list-item>
            <text:list-item>
              <text:p text:style-name="P58">किन वर्षों में 250 से कम पुस्तकें बेची गई?</text:p>
            </text:list-item>
            <text:list-item>
              <text:p text:style-name="P58">क्या आप स्पष्ट कर सकते हैं कि आप वर्ष 1989 में बेची गई पुस्तकों का आकलन किस प्रकार करेंगे?</text:p>
            </text:list-item>
          </text:list>
        </text:list-item>
        <text:list-item>
          <text:p text:style-name="P1">छ: विभिन्न कक्षाओं के विद्यार्थियों की संख्याएँ नीचे दी गई हैं। इन आँकड़ों को एक दंड आलेख द्वारा निरूपित कीजिए:</text:p>
          <table:table table:name="Table11" table:style-name="Table11">
            <table:table-column table:style-name="Table11.A"/>
            <table:table-column table:style-name="Table11.B"/>
            <table:table-header-rows>
              <table:table-row>
                <table:table-cell table:style-name="TableHeaderRowCell" office:value-type="string">
                  <text:p text:style-name="P59">कक्षा</text:p>
                </table:table-cell>
                <table:table-cell table:style-name="TableHeaderRowCell" office:value-type="string">
                  <text:p text:style-name="P60">विद्यार्थियों की संख्या</text:p>
                </table:table-cell>
              </table:table-row>
            </table:table-header-rows>
            <table:table-row>
              <table:table-cell table:style-name="TableRowCell" office:value-type="string">
                <text:p text:style-name="P61">पाँचवी</text:p>
              </table:table-cell>
              <table:table-cell table:style-name="TableRowCell" office:value-type="string">
                <text:p text:style-name="P62">135</text:p>
              </table:table-cell>
            </table:table-row>
            <table:table-row>
              <table:table-cell table:style-name="TableRowCell" office:value-type="string">
                <text:p text:style-name="P61">छठी</text:p>
              </table:table-cell>
              <table:table-cell table:style-name="TableRowCell" office:value-type="string">
                <text:p text:style-name="P62">120</text:p>
              </table:table-cell>
            </table:table-row>
            <table:table-row>
              <table:table-cell table:style-name="TableRowCell" office:value-type="string">
                <text:p text:style-name="P61">सातवीं</text:p>
              </table:table-cell>
              <table:table-cell table:style-name="TableRowCell" office:value-type="string">
                <text:p text:style-name="P62">95</text:p>
              </table:table-cell>
            </table:table-row>
            <table:table-row>
              <table:table-cell table:style-name="TableRowCell" office:value-type="string">
                <text:p text:style-name="P61">आठवीं</text:p>
              </table:table-cell>
              <table:table-cell table:style-name="TableRowCell" office:value-type="string">
                <text:p text:style-name="P62">100</text:p>
              </table:table-cell>
            </table:table-row>
            <table:table-row>
              <table:table-cell table:style-name="TableRowCell" office:value-type="string">
                <text:p text:style-name="P61">नौंवी</text:p>
              </table:table-cell>
              <table:table-cell table:style-name="TableRowCell" office:value-type="string">
                <text:p text:style-name="P62">90</text:p>
              </table:table-cell>
            </table:table-row>
            <table:table-row>
              <table:table-cell table:style-name="TableRowCell" office:value-type="string">
                <text:p text:style-name="P61">दसवीं</text:p>
              </table:table-cell>
              <table:table-cell table:style-name="TableRowCell" office:value-type="string">
                <text:p text:style-name="P62">80</text:p>
              </table:table-cell>
            </table:table-row>
          </table:table>
          <text:list>
            <text:list-item>
              <text:p text:style-name="P62">आप स्केल किस प्रकार चुनेंगे?</text:p>
            </text:list-item>
            <text:list-item>
              <text:p text:style-name="P62">निम्नलिखित प्रश्‍नों के उत्तर दीजिए :</text:p>
            </text:list-item>
            <text:list-item>
              <text:p text:style-name="P62">किस कक्षा में विद्यार्थियों की संख्या अधिकतम है? किस कक्षा में न्यूनतम है?</text:p>
            </text:list-item>
          </text:list>
          <text:list>
            <text:list-item>
              <text:p text:style-name="P62">कक्षा 6 के विद्यार्थियों की संख्या का कक्षा 8 के विद्यार्थियों की संख्या से अनुपात ज्ञात कीजिए।</text:p>
            </text:list-item>
          </text:list>
        </text:list-item>
        <text:list-item>
          <text:p text:style-name="P1">एक विद्यार्थी के प्रथम सत्र और द्वितीय सत्र का प्रदर्शन दिया हुआ है। एक उपयुक्त स्केल चुनकर एक दोहरा दंड आलेख खींचिए और दिए गए प्रश्‍नों के उत्तर दीजिए:</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63">विषय</text:p>
                </table:table-cell>
                <table:table-cell table:style-name="TableHeaderRowCell" office:value-type="string">
                  <text:p text:style-name="P64">प्रथम सत्र (अधिकतम अंक 100)</text:p>
                </table:table-cell>
                <table:table-cell table:style-name="TableHeaderRowCell" office:value-type="string">
                  <text:p text:style-name="P65">द्वितीय सत्र (अधिकतम अंक 100)</text:p>
                </table:table-cell>
              </table:table-row>
            </table:table-header-rows>
            <table:table-row>
              <table:table-cell table:style-name="TableRowCell" office:value-type="string">
                <text:p text:style-name="P66">अंग्रेज़ी</text:p>
              </table:table-cell>
              <table:table-cell table:style-name="TableRowCell" office:value-type="string">
                <text:p text:style-name="P67">67</text:p>
              </table:table-cell>
              <table:table-cell table:style-name="TableRowCell" office:value-type="string">
                <text:p text:style-name="P68">70</text:p>
              </table:table-cell>
            </table:table-row>
            <table:table-row>
              <table:table-cell table:style-name="TableRowCell" office:value-type="string">
                <text:p text:style-name="P66">हिन्दी</text:p>
              </table:table-cell>
              <table:table-cell table:style-name="TableRowCell" office:value-type="string">
                <text:p text:style-name="P67">72</text:p>
              </table:table-cell>
              <table:table-cell table:style-name="TableRowCell" office:value-type="string">
                <text:p text:style-name="P68">65</text:p>
              </table:table-cell>
            </table:table-row>
            <table:table-row>
              <table:table-cell table:style-name="TableRowCell" office:value-type="string">
                <text:p text:style-name="P66">गणित</text:p>
              </table:table-cell>
              <table:table-cell table:style-name="TableRowCell" office:value-type="string">
                <text:p text:style-name="P67">88</text:p>
              </table:table-cell>
              <table:table-cell table:style-name="TableRowCell" office:value-type="string">
                <text:p text:style-name="P68">95</text:p>
              </table:table-cell>
            </table:table-row>
            <table:table-row>
              <table:table-cell table:style-name="TableRowCell" office:value-type="string">
                <text:p text:style-name="P66">विज्ञान</text:p>
              </table:table-cell>
              <table:table-cell table:style-name="TableRowCell" office:value-type="string">
                <text:p text:style-name="P67">81</text:p>
              </table:table-cell>
              <table:table-cell table:style-name="TableRowCell" office:value-type="string">
                <text:p text:style-name="P68">85</text:p>
              </table:table-cell>
            </table:table-row>
            <table:table-row>
              <table:table-cell table:style-name="TableRowCell" office:value-type="string">
                <text:p text:style-name="P66">सामाजिक विज्ञान</text:p>
              </table:table-cell>
              <table:table-cell table:style-name="TableRowCell" office:value-type="string">
                <text:p text:style-name="P67">73</text:p>
              </table:table-cell>
              <table:table-cell table:style-name="TableRowCell" office:value-type="string">
                <text:p text:style-name="P68">75</text:p>
              </table:table-cell>
            </table:table-row>
          </table:table>
          <text:list>
            <text:list-item>
              <text:p text:style-name="P68">किस विषय में विद्यार्थी ने अपने प्रदर्शन में सबसे अधिक सुधार किया है?</text:p>
            </text:list-item>
            <text:list-item>
              <text:p text:style-name="P68">किस विषय में सुधार सबसे कम है?</text:p>
            </text:list-item>
            <text:list-item>
              <text:p text:style-name="P68">क्या किसी विषय में प्रदर्शन नीचे गिरा है?</text:p>
            </text:list-item>
          </text:list>
        </text:list-item>
        <text:list-item>
          <text:p text:style-name="P1">किसी कॉलोनी में किए गए सर्वेक्षण से प्राप्त निम्नलिखित आँकड़ों पर विचार कीजिए :</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69">पसंदीदा खेल</text:p>
                </table:table-cell>
                <table:table-cell table:style-name="TableHeaderRowCell" office:value-type="string">
                  <text:p text:style-name="P70">देखना</text:p>
                </table:table-cell>
                <table:table-cell table:style-name="TableHeaderRowCell" office:value-type="string">
                  <text:p text:style-name="P71">भाग लेना</text:p>
                </table:table-cell>
              </table:table-row>
            </table:table-header-rows>
            <table:table-row>
              <table:table-cell table:style-name="TableRowCell" office:value-type="string">
                <text:p text:style-name="P72">क्रिकेट</text:p>
              </table:table-cell>
              <table:table-cell table:style-name="TableRowCell" office:value-type="string">
                <text:p text:style-name="P73">1240</text:p>
              </table:table-cell>
              <table:table-cell table:style-name="TableRowCell" office:value-type="string">
                <text:p text:style-name="P74">620</text:p>
              </table:table-cell>
            </table:table-row>
            <table:table-row>
              <table:table-cell table:style-name="TableRowCell" office:value-type="string">
                <text:p text:style-name="P72">वॉस्केट बॉल</text:p>
              </table:table-cell>
              <table:table-cell table:style-name="TableRowCell" office:value-type="string">
                <text:p text:style-name="P73">470</text:p>
              </table:table-cell>
              <table:table-cell table:style-name="TableRowCell" office:value-type="string">
                <text:p text:style-name="P74">320</text:p>
              </table:table-cell>
            </table:table-row>
            <table:table-row>
              <table:table-cell table:style-name="TableRowCell" office:value-type="string">
                <text:p text:style-name="P72">तैरना</text:p>
              </table:table-cell>
              <table:table-cell table:style-name="TableRowCell" office:value-type="string">
                <text:p text:style-name="P73">510</text:p>
              </table:table-cell>
              <table:table-cell table:style-name="TableRowCell" office:value-type="string">
                <text:p text:style-name="P74">320</text:p>
              </table:table-cell>
            </table:table-row>
            <table:table-row>
              <table:table-cell table:style-name="TableRowCell" office:value-type="string">
                <text:p text:style-name="P72">हॉकी</text:p>
              </table:table-cell>
              <table:table-cell table:style-name="TableRowCell" office:value-type="string">
                <text:p text:style-name="P73">430</text:p>
              </table:table-cell>
              <table:table-cell table:style-name="TableRowCell" office:value-type="string">
                <text:p text:style-name="P74">250</text:p>
              </table:table-cell>
            </table:table-row>
            <table:table-row>
              <table:table-cell table:style-name="TableRowCell" office:value-type="string">
                <text:p text:style-name="P72">खेलकूद</text:p>
              </table:table-cell>
              <table:table-cell table:style-name="TableRowCell" office:value-type="string">
                <text:p text:style-name="P73">250</text:p>
              </table:table-cell>
              <table:table-cell table:style-name="TableRowCell" office:value-type="string">
                <text:p text:style-name="P74">105</text:p>
              </table:table-cell>
            </table:table-row>
          </table:table>
          <text:list>
            <text:list-item>
              <text:p text:style-name="P74">एक उपयुक्त स्केल चुनकर, एक दोहरा दंड आलेख खींचिए। इस दंड आलेख से आप क्या निष्कर्ष निकालते हैं?</text:p>
            </text:list-item>
            <text:list-item>
              <text:p text:style-name="P74">कौन-सा खेल अधिक लोकप्रिय हैं?</text:p>
            </text:list-item>
            <text:list-item>
              <text:p text:style-name="P74">खेलों को देखना अधिक पसंद किया जाता है या उनमें भाग लेना?</text:p>
            </text:list-item>
          </text:list>
        </text:list-item>
        <text:list-item>
          <text:p text:style-name="P1">आयतचित्र (आकृति 5.3) को देखिए और उसके नीचे दिए गए प्रश्‍नों के उत्तर दीजिए: <draw:frame draw:name="img6" style:rel-width="60.0%" style:rel-height="scale" svg:width="240.0pt" svg:height="183.75pt"><draw:image xlink:href="Pictures/5.svgz" xlink:type="simple" xlink:show="embed" xlink:actuate="onLoad"/></draw:frame></text:p>
          <text:list>
            <text:list-item>
              <text:p text:style-name="P74">इस आयतचित्र द्वारा क्या सूचना दी जा रही है?</text:p>
            </text:list-item>
            <text:list-item>
              <text:p text:style-name="P74">किस वर्ग में अधिकतम लड़कियाँ हैं?</text:p>
            </text:list-item>
            <text:list-item>
              <text:p text:style-name="P74">कितनी लड़कियों की लंबाई 145 cm या उससे अधिक है?</text:p>
            </text:list-item>
            <text:list-item>
              <text:p text:style-name="P74">यदि हम लड़कियों को निम्नलिखित तीन श्रेणियों में विभाजित करें, तो प्रत्येक में कितनी लड़कियाँ होंगी? 150 cm या उससे अधिक — समूह A 140 cm या उससे अधिक परंतु 150 cm से कम — समूह B 140 cm से कम — समूह C</text:p>
            </text:list-item>
          </text:list>
        </text:list-item>
        <text:list-item>
          <text:p text:style-name="P1">किसी विभागीय स्टोर पर खरीदारी करने आए व्यक्तियों को इस प्रकार अंकित किया जाता है : पुरुष (M), महिला (W), लड़का (B) या लड़की (G)। निम्नलिखित सूची उन खरीदारों को दर्शाती है, जो प्रात:काल पहले घंटे में आए हैं :</text:p>
          <text:p text:style-name="P1">W W W G B W W M G G M M W W W W G B M W B G G M W W M M W W W M W B W G M W W W W G W M M W W M W G W M G W M M B G G W</text:p>
          <text:p text:style-name="P1">मिलान चिह्नों का प्रयोग करते हुए एक बारंबारता बंटन सारणी बनाइए। इसे प्रदर्शित करने के लिए एक दंड आलेख खींचिए।</text:p>
        </text:list-item>
        <text:list-item>
          <text:p text:style-name="P1">किसी फैक्ट्री के 30 श्रमिकों की साप्ताहिक मजदूरी (रुपयों में) निम्नलिखित है :</text:p>
          <text:p text:style-name="P1">830, 835, 890, 810, 835, 836, 869, 845, 898, 890, 820, 860, 832, 833, 855, 845, 804, 808, 812, 840, 885, 835, 835, 836, 878, 840, 868, 890, 806, 840</text:p>
          <text:p text:style-name="P1">मिलान चिह्नों का प्रयोग करते हुए, अंतरालों 800-810, 810-820 इत्यादि वाली एक बारंबारता सारणी बनाइए।</text:p>
        </text:list-item>
        <text:list-item>
          <text:p text:style-name="P1">प्रश्‍न 3 में दिए आँकड़ों से प्राप्त सारणी के लिए एक आयतचित्र बनाइए और निम्नलिखित प्रश्‍नों के उत्तर दीजिए :</text:p>
          <text:list>
            <text:list-item>
              <text:p text:style-name="P74">किस समूह में श्रमिकों की संख्या सबसे अधिक है?</text:p>
            </text:list-item>
            <text:list-item>
              <text:p text:style-name="P74">कितने श्रमिक ₹ 850 या उससे अधिक अर्जित करते हैं?</text:p>
            </text:list-item>
            <text:list-item>
              <text:p text:style-name="P74">कितने श्रमिक ₹ 850 से कम अर्जित करते हैं?</text:p>
            </text:list-item>
          </text:list>
        </text:list-item>
        <text:list-item>
          <text:p text:style-name="P1">अवकाश के दिनों में एक विशिष्ट कक्षा के विद्यार्थियों द्वारा प्रतिदिन टेलीविज़न (टी.वी.) देखने के समय (घंटों में), दिए हुए आलेख में दर्शाए गए हैं : निम्नलिखित प्रश्‍नों के उत्तर दीजिए : <draw:frame draw:name="img7" style:rel-width="60.0%" style:rel-height="scale" svg:width="219.75pt" svg:height="204.0pt"><draw:image xlink:href="Pictures/6.svgz" xlink:type="simple" xlink:show="embed" xlink:actuate="onLoad"/></draw:frame></text:p>
          <text:list>
            <text:list-item>
              <text:p text:style-name="P74">अधिकतम विद्यार्थियों ने कितने घंटों तक टी.वी. देखा?</text:p>
            </text:list-item>
            <text:list-item>
              <text:p text:style-name="P74">4 घंटों से कम समय तक कितने विद्यार्थियों ने टी.वी. देखा?</text:p>
            </text:list-item>
            <text:list-item>
              <text:p text:style-name="P74">कितने विद्यार्थियों ने टी.वी. देखने में 5 घंटे से अधिक का समय व्यतीत किया?</text:p>
            </text:list-item>
          </text:list>
        </text:list-item>
        <text:list-item>
          <text:p text:style-name="P1">निम्नलिखित पाई चार्टों में से प्रत्येक (आकृति 5.5) आपकी कक्षा के बारे में एक भिन्न प्रकार की सूचना देता है। इनमें से प्रत्येक सूचना को निरूपित करने वाला वृत्त का भाग ज्ञात कीजिए।</text:p>
          <text:list>
            <text:list-item>
              <text:p text:style-name="FigureWithCaption"><draw:frame draw:name="img8" svg:width="103.5pt" svg:height="117.75pt"><draw:image xlink:href="Pictures/7.svgz" xlink:type="simple" xlink:show="embed" xlink:actuate="onLoad"/></draw:frame></text:p>
              <text:p text:style-name="FigureCaption">(a)</text:p>
            </text:list-item>
            <text:list-item>
              <text:p text:style-name="FigureWithCaption"><draw:frame draw:name="img9" svg:width="103.5pt" svg:height="117.75pt"><draw:image xlink:href="Pictures/8.svgz" xlink:type="simple" xlink:show="embed" xlink:actuate="onLoad"/></draw:frame></text:p>
              <text:p text:style-name="FigureCaption">(b)</text:p>
            </text:list-item>
            <text:list-item>
              <text:p text:style-name="FigureWithCaption"><draw:frame draw:name="img10" svg:width="103.5pt" svg:height="116.25pt"><draw:image xlink:href="Pictures/9.svgz" xlink:type="simple" xlink:show="embed" xlink:actuate="onLoad"/></draw:frame></text:p>
              <text:p text:style-name="FigureCaption">(c)</text:p>
            </text:list-item>
          </text:list>
        </text:list-item>
        <text:list-item>
          <text:p text:style-name="P1">दिए हुए पाई चार्ट (आकृति 5.6) के आधार पर निम्नलिखित प्रश्‍नों के उत्तर दीजिए : <draw:frame draw:name="img11" style:rel-width="60.0%" style:rel-height="scale" svg:width="151.5pt" svg:height="151.5pt"><draw:image xlink:href="Pictures/10.svgz" xlink:type="simple" xlink:show="embed" xlink:actuate="onLoad"/></draw:frame></text:p>
          <text:list>
            <text:list-item>
              <text:p text:style-name="P74">किस प्रकार के कार्यक्रम सबसे अधिक देखे जाते हैं?</text:p>
            </text:list-item>
            <text:list-item>
              <text:p text:style-name="P74">किन दो प्रकार के कार्यक्रमों को देखने वालों की कुल संख्या खेलों के कार्यक्रमों को देखने वालों की संख्या के बराबर है?</text:p>
            </text:list-item>
          </text:list>
        </text:list-item>
        <text:list-item>
          <text:p text:style-name="P1">नीचे दिए आँकड़ों के लिए एक पाई चार्ट खींचिए : एक बच्चे द्वारा एक दिन में व्यतीत किया गया समय इस प्रकार है:</text:p>
          <text:list text:style-name="L3">
            <text:list-item>
              <text:p text:style-name="P75">सोना — 8 घंटे</text:p>
            </text:list-item>
            <text:list-item>
              <text:p text:style-name="P75">स्कूल — 6 घंटे</text:p>
            </text:list-item>
            <text:list-item>
              <text:p text:style-name="P75">गृह कार्य — 4 घंटे</text:p>
            </text:list-item>
            <text:list-item>
              <text:p text:style-name="P75">खेल — 4 घंटे</text:p>
            </text:list-item>
            <text:list-item>
              <text:p text:style-name="P75">अन्य — 2 घंटे</text:p>
            </text:list-item>
          </text:list>
        </text:list-item>
        <text:list-item>
          <text:p text:style-name="P1">किसी शहर के युवा व्यक्तियों के एक समूह का यह जानने के लिए एक सर्वे किया गया कि वे किस प्रकार का संगीत पसंद करते हैं। इनसे प्राप्त आँकड़ों को संलग्न पाई चार्ट में दर्शाया गया है। इस पाई चार्ट से निम्नलिखित प्रश्‍नों के उत्तर दीजिए : <draw:frame draw:name="img12" style:rel-width="60.0%" style:rel-height="scale" svg:width="165.0pt" svg:height="115.5pt"><draw:image xlink:href="Pictures/11.svgz" xlink:type="simple" xlink:show="embed" xlink:actuate="onLoad"/></draw:frame></text:p>
          <text:list>
            <text:list-item>
              <text:p text:style-name="P75">यदि 20 व्यक्ति शास्त्रीय संगीत पसंद करते हैं, तो कुल कितने युवा व्यक्तियों का सर्वे किया गया था?</text:p>
            </text:list-item>
            <text:list-item>
              <text:p text:style-name="P75">किस प्रकार का संगीत सबसे अधिक व्यक्तियों द्वारा पसंद किया जाता है?</text:p>
            </text:list-item>
            <text:list-item>
              <text:p text:style-name="P75">यदि कोई कैसेट कंपनी 1000 सी.डी. (C.D.) बनाए, तो वह प्रत्येक प्रकार की कितनी सी.डी. बनाएगी?</text:p>
            </text:list-item>
          </text:list>
        </text:list-item>
        <text:list-item>
          <text:p text:style-name="P1">360 व्यक्तियों के एक समूह से तीन ऋतुओं – वर्षा, सर्दी और गर्मी में से अपनी मनपसंद ऋतु के लिए मतदान करने को कहा गया। इनसे प्राप्त आँकड़ों को संलग्न चित्र में दर्शाया गया है :</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P76">ऋतु</text:p>
                </table:table-cell>
                <table:table-cell table:style-name="TableHeaderRowCell" office:value-type="string">
                  <text:p text:style-name="P77">ग्रीष्म</text:p>
                </table:table-cell>
                <table:table-cell table:style-name="TableHeaderRowCell" office:value-type="string">
                  <text:p text:style-name="P78">वर्षा</text:p>
                </table:table-cell>
                <table:table-cell table:style-name="TableHeaderRowCell" office:value-type="string">
                  <text:p text:style-name="P79">शीत</text:p>
                </table:table-cell>
              </table:table-row>
            </table:table-header-rows>
            <table:table-row>
              <table:table-cell table:style-name="TableRowCell" office:value-type="string">
                <text:p text:style-name="P80">मतों की संख्या</text:p>
              </table:table-cell>
              <table:table-cell table:style-name="TableRowCell" office:value-type="string">
                <text:p text:style-name="P81">90</text:p>
              </table:table-cell>
              <table:table-cell table:style-name="TableRowCell" office:value-type="string">
                <text:p text:style-name="P82">120</text:p>
              </table:table-cell>
              <table:table-cell table:style-name="TableRowCell" office:value-type="string">
                <text:p text:style-name="P83">150</text:p>
              </table:table-cell>
            </table:table-row>
          </table:table>
          <text:list>
            <text:list-item>
              <text:p text:style-name="P83">किस ऋतु को सबसे अधिक मत मिले?</text:p>
            </text:list-item>
            <text:list-item>
              <text:p text:style-name="P83">प्रत्येक त्रिज्यखंड का केंद्रीय कोण ज्ञात कीजिए।</text:p>
            </text:list-item>
            <text:list-item>
              <text:p text:style-name="P83">इस सूचना को दर्शाने के लिए, एक पाई चार्ट खींचिए।</text:p>
            </text:list-item>
          </text:list>
        </text:list-item>
        <text:list-item>
          <text:p text:style-name="P1">निम्नलिखित सूचना को दर्शाने वाला एक पाई चार्ट खींचिए। यह सारणी व्यक्तियों के एक समूह द्वारा पसंद किए जाने वाले रंगों को दर्शाती है।</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HeaderRowCell" office:value-type="string">
                  <text:p text:style-name="P84">रंग</text:p>
                </table:table-cell>
                <table:table-cell table:style-name="TableHeaderRowCell" office:value-type="string">
                  <text:p text:style-name="P85">नीला</text:p>
                </table:table-cell>
                <table:table-cell table:style-name="TableHeaderRowCell" office:value-type="string">
                  <text:p text:style-name="P86">हरा</text:p>
                </table:table-cell>
                <table:table-cell table:style-name="TableHeaderRowCell" office:value-type="string">
                  <text:p text:style-name="P87">लाल</text:p>
                </table:table-cell>
                <table:table-cell table:style-name="TableHeaderRowCell" office:value-type="string">
                  <text:p text:style-name="P88">पीला</text:p>
                </table:table-cell>
                <table:table-cell table:style-name="TableHeaderRowCell" office:value-type="string">
                  <text:p text:style-name="P89">योग</text:p>
                </table:table-cell>
              </table:table-row>
            </table:table-header-rows>
            <table:table-row>
              <table:table-cell table:style-name="TableRowCell" office:value-type="string">
                <text:p text:style-name="P90">व्यक्तियों की संख्या</text:p>
              </table:table-cell>
              <table:table-cell table:style-name="TableRowCell" office:value-type="string">
                <text:p text:style-name="P91">18</text:p>
              </table:table-cell>
              <table:table-cell table:style-name="TableRowCell" office:value-type="string">
                <text:p text:style-name="P92">9</text:p>
              </table:table-cell>
              <table:table-cell table:style-name="TableRowCell" office:value-type="string">
                <text:p text:style-name="P93">6</text:p>
              </table:table-cell>
              <table:table-cell table:style-name="TableRowCell" office:value-type="string">
                <text:p text:style-name="P94">3</text:p>
              </table:table-cell>
              <table:table-cell table:style-name="TableRowCell" office:value-type="string">
                <text:p text:style-name="P95">36</text:p>
              </table:table-cell>
            </table:table-row>
          </table:table>
        </text:list-item>
        <text:list-item>
          <text:p text:style-name="P1">संलग्न पाई चार्ट एक विद्यार्थी द्वारा किसी परीक्षा में हिंदी, अंग्रेज़ी, गणित, सामाजिक विज्ञान और विज्ञान में प्राप्त किए गए अंकों को दर्शाता है। यदि उस विद्यार्थी द्वारा प्राप्त किए गए कुल अंक 540 थे, तो निम्नलिखित प्रश्‍नों के उत्तर दीजिए : <draw:frame draw:name="img13" style:rel-width="60.0%" style:rel-height="scale" svg:width="120.75pt" svg:height="123.0pt"><draw:image xlink:href="Pictures/12.svgz" xlink:type="simple" xlink:show="embed" xlink:actuate="onLoad"/></draw:frame></text:p>
          <text:list>
            <text:list-item>
              <text:p text:style-name="P95">किस विषय में उस विद्यार्थी ने 105 अंक प्राप्त किए? (<text:span text:style-name="T1">संकेत</text:span> : 540 अंकों के लिए केंद्रीय कोण 360° है। अत:, 105 अंकों के लिए केंद्रीय कोण क्या होगा?)</text:p>
            </text:list-item>
            <text:list-item>
              <text:p text:style-name="P95">उस विद्यार्थी ने गणित में हिंदी से कितने अधिक अंक प्राप्त किए?</text:p>
            </text:list-item>
            <text:list-item>
              <text:p text:style-name="P95">जाँच कीजिए कि क्या सामाजिक विज्ञान और गणित में प्राप्त किए गए अंकों का योग विज्ञान और हिंदी में प्राप्त किए गए अंकों के योग से अधिक है। (<text:span text:style-name="T1">संकेत</text:span> : केवल केंद्रीय कोणों पर ध्यान दीजिए।)</text:p>
            </text:list-item>
          </text:list>
        </text:list-item>
        <text:list-item>
          <text:p text:style-name="P1">किसी छात्रावास में, विभिन्न भाषाएँ बोलने वाले विद्यार्थियों की संख्या नीचे दी गई है। इन आँकड़ों को एक पाई चार्ट द्वारा प्रदर्शित कीजिए।</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P96">भाषा</text:p>
                </table:table-cell>
                <table:table-cell table:style-name="TableHeaderRowCell" office:value-type="string">
                  <text:p text:style-name="P97">हिंदी</text:p>
                </table:table-cell>
                <table:table-cell table:style-name="TableHeaderRowCell" office:value-type="string">
                  <text:p text:style-name="P98">अंग्रेज़ी</text:p>
                </table:table-cell>
                <table:table-cell table:style-name="TableHeaderRowCell" office:value-type="string">
                  <text:p text:style-name="P99">मराठी</text:p>
                </table:table-cell>
                <table:table-cell table:style-name="TableHeaderRowCell" office:value-type="string">
                  <text:p text:style-name="P100">तमिल</text:p>
                </table:table-cell>
                <table:table-cell table:style-name="TableHeaderRowCell" office:value-type="string">
                  <text:p text:style-name="P101">बंगाली</text:p>
                </table:table-cell>
                <table:table-cell table:style-name="TableHeaderRowCell" office:value-type="string">
                  <text:p text:style-name="P102">योग</text:p>
                </table:table-cell>
              </table:table-row>
            </table:table-header-rows>
            <table:table-row>
              <table:table-cell table:style-name="TableRowCell" office:value-type="string">
                <text:p text:style-name="P103">विद्यार्थियों की संख्या</text:p>
              </table:table-cell>
              <table:table-cell table:style-name="TableRowCell" office:value-type="string">
                <text:p text:style-name="P104">40</text:p>
              </table:table-cell>
              <table:table-cell table:style-name="TableRowCell" office:value-type="string">
                <text:p text:style-name="P105">12</text:p>
              </table:table-cell>
              <table:table-cell table:style-name="TableRowCell" office:value-type="string">
                <text:p text:style-name="P106">9</text:p>
              </table:table-cell>
              <table:table-cell table:style-name="TableRowCell" office:value-type="string">
                <text:p text:style-name="P107">7</text:p>
              </table:table-cell>
              <table:table-cell table:style-name="TableRowCell" office:value-type="string">
                <text:p text:style-name="P108">4</text:p>
              </table:table-cell>
              <table:table-cell table:style-name="TableRowCell" office:value-type="string">
                <text:p text:style-name="P109">72</text:p>
              </table:table-cell>
            </table:table-row>
          </table:table>
        </text:list-item>
      </text:list>
      <text:h text:style-name="Heading_20_2" text:outline-level="2"><text:bookmark-start text:name="परशनवल-1.2"/>प्रश्‍नावली 1.2<text:bookmark-end text:name="परशनवल-1.2"/></text:h>
      <text:list text:style-name="L4">
        <text:list-item>
          <text:p text:style-name="P110"><draw:frame draw:style-name="fr1" text:anchor-type="as-char"><draw:object xlink:href="Formula-13/" xlink:type="simple" xlink:show="embed" xlink:actuate="onLoad"/></draw:frame> और <draw:frame draw:style-name="fr1" text:anchor-type="as-char"><draw:object xlink:href="Formula-15/" xlink:type="simple" xlink:show="embed" xlink:actuate="onLoad"/></draw:frame> के बीच कम से कम पाँच संख्याएँ ज्ञात कीजिए।</text:p>
        </text:list-item>
        <text:list-item>
          <text:p text:style-name="P110">अपनी कक्षा के किन्हीं दस (10) विद्यार्थियों की ऊँचाइयों का परिसर ज्ञात कीजिए।</text:p>
        </text:list-item>
        <text:list-item>
          <text:p text:style-name="P110">कक्षा के एक मूल्यांकन में प्राप्त किए गए निम्नलिखित अंकों को एक सारणीबद्ध रूप में संगठित कीजिए :</text:p>
          <text:p text:style-name="P110">4, 6, 7, 5, 3, 5, 4, 5, 2, 6, 2, 5, 1, 9, 6, 5, 8, 4, 6, 7</text:p>
          <text:list>
            <text:list-item>
              <text:p text:style-name="P110">सबसे बड़ा अंक कौन-सा है?</text:p>
            </text:list-item>
            <text:list-item>
              <text:p text:style-name="P110">सबसे छोटा अंक कौन-सा है?</text:p>
            </text:list-item>
            <text:list-item>
              <text:p text:style-name="P110">इन आँकड़ों का परिसर क्या है?</text:p>
            </text:list-item>
            <text:list-item>
              <text:p text:style-name="P110">अंकगणितीय माध्य ज्ञात कीजिए।</text:p>
            </text:list-item>
          </text:list>
        </text:list-item>
        <text:list-item>
          <text:p text:style-name="P110">प्रथम 5 पूर्ण संख्याओं का माध्य ज्ञात कीजिए।</text:p>
        </text:list-item>
        <text:list-item>
          <text:p text:style-name="P110">एक क्रिकेट खिलाड़ी ने 8 पारियों में निम्नलिखित रन बनाए:</text:p>
          <text:p text:style-name="P110">58, 76, 40, 35, 46, 50, 0, 100.</text:p>
          <text:p text:style-name="P110">उसका माध्य स्कोर (score) या रन ज्ञात कीजिए।</text:p>
        </text:list-item>
        <text:list-item>
          <text:p text:style-name="P110">निम्नलिखित सारणी प्रत्येक खिलाड़ी द्वारा चार खेलों में अर्जित किए गए अंकों को दर्शाती है:</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HeaderRowCell" office:value-type="string">
                  <text:p text:style-name="P111">खिलाड़ी</text:p>
                </table:table-cell>
                <table:table-cell table:style-name="TableHeaderRowCell" office:value-type="string">
                  <text:p text:style-name="P112">खेल 1</text:p>
                </table:table-cell>
                <table:table-cell table:style-name="TableHeaderRowCell" office:value-type="string">
                  <text:p text:style-name="P113">खेल 2</text:p>
                </table:table-cell>
                <table:table-cell table:style-name="TableHeaderRowCell" office:value-type="string">
                  <text:p text:style-name="P114">खेल 3</text:p>
                </table:table-cell>
                <table:table-cell table:style-name="TableHeaderRowCell" office:value-type="string">
                  <text:p text:style-name="P115">खेल 4</text:p>
                </table:table-cell>
              </table:table-row>
            </table:table-header-rows>
            <table:table-row>
              <table:table-cell table:style-name="TableRowCell" office:value-type="string">
                <text:p text:style-name="P116">A</text:p>
              </table:table-cell>
              <table:table-cell table:style-name="TableRowCell" office:value-type="string">
                <text:p text:style-name="P117">14</text:p>
              </table:table-cell>
              <table:table-cell table:style-name="TableRowCell" office:value-type="string">
                <text:p text:style-name="P118">16</text:p>
              </table:table-cell>
              <table:table-cell table:style-name="TableRowCell" office:value-type="string">
                <text:p text:style-name="P119">10</text:p>
              </table:table-cell>
              <table:table-cell table:style-name="TableRowCell" office:value-type="string">
                <text:p text:style-name="P120">10</text:p>
              </table:table-cell>
            </table:table-row>
            <table:table-row>
              <table:table-cell table:style-name="TableRowCell" office:value-type="string">
                <text:p text:style-name="P116">B</text:p>
              </table:table-cell>
              <table:table-cell table:style-name="TableRowCell" office:value-type="string">
                <text:p text:style-name="P117">0</text:p>
              </table:table-cell>
              <table:table-cell table:style-name="TableRowCell" office:value-type="string">
                <text:p text:style-name="P118">8</text:p>
              </table:table-cell>
              <table:table-cell table:style-name="TableRowCell" office:value-type="string">
                <text:p text:style-name="P119">6</text:p>
              </table:table-cell>
              <table:table-cell table:style-name="TableRowCell" office:value-type="string">
                <text:p text:style-name="P120">4</text:p>
              </table:table-cell>
            </table:table-row>
            <table:table-row>
              <table:table-cell table:style-name="TableRowCell" office:value-type="string">
                <text:p text:style-name="P116">C</text:p>
              </table:table-cell>
              <table:table-cell table:style-name="TableRowCell" office:value-type="string">
                <text:p text:style-name="P117">8</text:p>
              </table:table-cell>
              <table:table-cell table:style-name="TableRowCell" office:value-type="string">
                <text:p text:style-name="P118">11</text:p>
              </table:table-cell>
              <table:table-cell table:style-name="TableRowCell" office:value-type="string">
                <text:p text:style-name="P119">खेला नहीं</text:p>
              </table:table-cell>
              <table:table-cell table:style-name="TableRowCell" office:value-type="string">
                <text:p text:style-name="P120">13</text:p>
              </table:table-cell>
            </table:table-row>
          </table:table>
          <text:p text:style-name="P110">अब निम्नलिखित प्रश्‍नों के उत्तर दीजिए :</text:p>
          <text:list>
            <text:list-item>
              <text:p text:style-name="P120">प्रत्येक खेल में A द्वारा अर्जित औसत अंक ज्ञात करने के लिए, माध्य ज्ञात कीजिए।</text:p>
            </text:list-item>
            <text:list-item>
              <text:p text:style-name="P120">प्रत्येक खेल में C द्वारा अर्जित माध्य अंक ज्ञात करने के लिए, आप कुल अंकों को 3 से भाग देंगे या 4 से? क्यों?</text:p>
            </text:list-item>
            <text:list-item>
              <text:p text:style-name="P120">B ने सभी चार खेलों में भाग लिया है। आप उसके अंकों का माध्य किस प्रकार ज्ञात करेंगे?</text:p>
            </text:list-item>
            <text:list-item>
              <text:p text:style-name="P120">किसका प्रदर्शन सबसे अच्छा है?</text:p>
            </text:list-item>
          </text:list>
        </text:list-item>
        <text:list-item>
          <text:p text:style-name="P110">विज्ञान की एक परीक्षा में, विद्यार्थियों के एक समूह द्वारा (100 में से) प्राप्त किए गए अंक</text:p>
          <text:p text:style-name="P110">85, 76, 90, 85, 39, 48, 56, 95, 81 और 75</text:p>
          <text:p text:style-name="P110">हैं। ज्ञात कीजिए :</text:p>
          <text:list>
            <text:list-item>
              <text:p text:style-name="P120">विद्यार्थियों द्वारा प्राप्त सबसे अधिक अंक और सबसे कम अंक</text:p>
            </text:list-item>
            <text:list-item>
              <text:p text:style-name="P120">प्राप्त अंकों का परिसर</text:p>
            </text:list-item>
            <text:list-item>
              <text:p text:style-name="P120">समूह द्वारा प्राप्त माध्य अंक</text:p>
            </text:list-item>
          </text:list>
        </text:list-item>
        <text:list-item>
          <text:p text:style-name="P110">छह क्रमागत वर्षों में एक स्कूल में विद्यार्थियों की संख्या निम्नलिखित थी :</text:p>
          <text:p text:style-name="P110">1555, 1670, 1750, 2013, 2540, 2820</text:p>
          <text:p text:style-name="P110">इस समय काल में स्कूल के विद्यार्थियों की माध्य संख्या ज्ञात कीजिए।</text:p>
        </text:list-item>
        <text:list-item>
          <text:p text:style-name="P110">एक नगर में किसी विशेष सप्ताह के 7 दिनों में हुई वर्षा (mm में) निम्नलिखित रूप से रिकॉर्ड की गई:</text:p>
          <table:table table:name="Table18" table:style-name="Table18">
            <table:table-column table:style-name="Table18.A"/>
            <table:table-column table:style-name="Table18.B"/>
            <table:table-header-rows>
              <table:table-row>
                <table:table-cell table:style-name="TableHeaderRowCell" office:value-type="string">
                  <text:p text:style-name="P121">दिन</text:p>
                </table:table-cell>
                <table:table-cell table:style-name="TableHeaderRowCell" office:value-type="string">
                  <text:p text:style-name="P122">वर्षा (mm)</text:p>
                </table:table-cell>
              </table:table-row>
            </table:table-header-rows>
            <table:table-row>
              <table:table-cell table:style-name="TableRowCell" office:value-type="string">
                <text:p text:style-name="P123">सोमवार</text:p>
              </table:table-cell>
              <table:table-cell table:style-name="TableRowCell" office:value-type="string">
                <text:p text:style-name="P124">0.0</text:p>
              </table:table-cell>
            </table:table-row>
            <table:table-row>
              <table:table-cell table:style-name="TableRowCell" office:value-type="string">
                <text:p text:style-name="P123">मंगलवार</text:p>
              </table:table-cell>
              <table:table-cell table:style-name="TableRowCell" office:value-type="string">
                <text:p text:style-name="P124">12.2</text:p>
              </table:table-cell>
            </table:table-row>
            <table:table-row>
              <table:table-cell table:style-name="TableRowCell" office:value-type="string">
                <text:p text:style-name="P123">बुधवार</text:p>
              </table:table-cell>
              <table:table-cell table:style-name="TableRowCell" office:value-type="string">
                <text:p text:style-name="P124">2.1</text:p>
              </table:table-cell>
            </table:table-row>
            <table:table-row>
              <table:table-cell table:style-name="TableRowCell" office:value-type="string">
                <text:p text:style-name="P123">वृहस्पतिवार</text:p>
              </table:table-cell>
              <table:table-cell table:style-name="TableRowCell" office:value-type="string">
                <text:p text:style-name="P124">0.0</text:p>
              </table:table-cell>
            </table:table-row>
            <table:table-row>
              <table:table-cell table:style-name="TableRowCell" office:value-type="string">
                <text:p text:style-name="P123">शुक्रवार</text:p>
              </table:table-cell>
              <table:table-cell table:style-name="TableRowCell" office:value-type="string">
                <text:p text:style-name="P124">20.5</text:p>
              </table:table-cell>
            </table:table-row>
            <table:table-row>
              <table:table-cell table:style-name="TableRowCell" office:value-type="string">
                <text:p text:style-name="P123">शनिवार</text:p>
              </table:table-cell>
              <table:table-cell table:style-name="TableRowCell" office:value-type="string">
                <text:p text:style-name="P124">5.5</text:p>
              </table:table-cell>
            </table:table-row>
            <table:table-row>
              <table:table-cell table:style-name="TableRowCell" office:value-type="string">
                <text:p text:style-name="P123">रविवार</text:p>
              </table:table-cell>
              <table:table-cell table:style-name="TableRowCell" office:value-type="string">
                <text:p text:style-name="P124">1.0</text:p>
              </table:table-cell>
            </table:table-row>
          </table:table>
          <text:list>
            <text:list-item>
              <text:p text:style-name="P124">उपरोक्त आँकड़ों से वर्षा का परिसर ज्ञात कीजिए।</text:p>
            </text:list-item>
            <text:list-item>
              <text:p text:style-name="P124">इस सप्ताह की माध्य वर्षा ज्ञात कीजिए।</text:p>
            </text:list-item>
            <text:list-item>
              <text:p text:style-name="P124">कितने दिन वर्षा, माध्य वर्षा से कम रही?</text:p>
            </text:list-item>
          </text:list>
        </text:list-item>
        <text:list-item>
          <text:p text:style-name="P110">10 लड़कियों की ऊँचाइयाँ cm में मापी गईं और निम्नलिखित परिणाम प्राप्त हुए:</text:p>
          <text:p text:style-name="P110">135, 150, 139, 128, 151, 132, 146, 149, 143, 141.</text:p>
          <text:list>
            <text:list-item>
              <text:p text:style-name="P124">सबसे लंबी लड़की की लंबाई क्या है?</text:p>
            </text:list-item>
            <text:list-item>
              <text:p text:style-name="P124">सबसे छोटी लड़की की लंबाई क्या है?</text:p>
            </text:list-item>
            <text:list-item>
              <text:p text:style-name="P124">इन आँकड़ों का परिसर क्या है?</text:p>
            </text:list-item>
            <text:list-item>
              <text:p text:style-name="P124">लड़कियों की माध्य ऊँचाई (लंबाई) क्या है?</text:p>
            </text:list-item>
            <text:list-item>
              <text:p text:style-name="P124">कितनी लड़कियों की लंबाई, माध्य लंबाई से अधिक है?</text:p>
            </text:list-item>
          </text:list>
        </text:list-item>
        <text:list-item>
          <text:p text:style-name="P110">निम्नलिखित के बहुलक ज्ञात कीजिए:</text:p>
          <text:list>
            <text:list-item>
              <text:p text:style-name="P124">2, 6, 5, 3, 0, 3, 4, 3, 2, 4, 5, 2, 4,</text:p>
            </text:list-item>
            <text:list-item>
              <text:p text:style-name="P124">2, 14, 16, 12, 14, 14, 16, 14, 10, 14, 18, 14</text:p>
            </text:list-item>
          </text:list>
        </text:list-item>
        <text:list-item>
          <text:p text:style-name="P110">निम्नलिखित आँकड़ों का बहुलक ज्ञात कीजिए:</text:p>
          <text:p text:style-name="P110">12, 14, 12, 16, 15, 13, 14, 18, 19, 12, 14, 15, 16, 15, 16, 16, 15, 17, 13, 16, 16, 15, 15, 13, 15, 17, 15, 14, 15, 13, 15, 14</text:p>
        </text:list-item>
        <text:list-item>
          <text:p text:style-name="P110">25 बच्चों की ऊँचाइयाँ (cm में) नीचे दी गई हैं :</text:p>
          <text:p text:style-name="P110">168, 165, 163, 160, 163, 161, 162, 164, 163, 162, 164, 163, 160, 163, 160, 165, 163, 162, 163, 164, 163, 160, 165, 163, 162</text:p>
          <text:p text:style-name="P110">उनकी लंबाइयों का बहुलक क्या है? यहाँ बहुलक से हम क्या समझते हैं?</text:p>
        </text:list-item>
        <text:list-item>
          <text:p text:style-name="P110">आपके एक मित्र ने दिए हुए आँकड़ों के माध्यक और बहुलक ज्ञात किए। उस मित्र द्वारा की गई त्रुटि, यदि कोई हो तो, बताइए और सही कीजिए:</text:p>
          <text:p text:style-name="P110">35, 32, 35, 42, 38, 32, 34</text:p>
          <text:p text:style-name="P110">माध्यक = 42, बहुलक = 32</text:p>
        </text:list-item>
        <text:list-item>
          <text:p text:style-name="P110">गणित की एक परीक्षा में, 15 विद्यार्थियों द्वारा (25 में से) प्राप्त किए गए अंक निम्नलिखित हैं:</text:p>
          <text:p text:style-name="P110">19, 25, 23, 20, 9, 20, 15, 10, 5, 16, 25, 20, 24, 12, 20</text:p>
          <text:p text:style-name="P110">इन आँकड़ों के बहुलक और माध्यक ज्ञात कीजिए। क्या ये समान हैं?</text:p>
        </text:list-item>
        <text:list-item>
          <text:p text:style-name="P110">एक क्रिकेट मैच में खिलाड़ियों द्वारा बनाए गए रन इस प्रकार हैं :</text:p>
          <text:p text:style-name="P110">6, 15, 120, 50, 100, 80, 10, 15, 8, 10, 15</text:p>
          <text:p text:style-name="P110">इन आँकड़ों के माध्य, बहुलक और माध्यक ज्ञात कीजिए। क्या ये तीनों समान हैं?</text:p>
        </text:list-item>
        <text:list-item>
          <text:p text:style-name="P110">एक कक्षा के 15 विद्यार्थियों के भार (kg में) इस प्रकार हैं :</text:p>
          <text:p text:style-name="P110">38, 42, 35, 37, 45, 50, 32, 43, 43, 40, 36, 38, 43, 38, 47</text:p>
          <text:list>
            <text:list-item>
              <text:p text:style-name="P124">इन आँकड़ों के बहुलक और माध्यक ज्ञात कीजिए।</text:p>
            </text:list-item>
            <text:list-item>
              <text:p text:style-name="P124">क्या इनके एक से अधिक बहुलक हैं?</text:p>
            </text:list-item>
          </text:list>
        </text:list-item>
        <text:list-item>
          <text:p text:style-name="P110">निम्नलिखित आँकड़ों के बहुलक और माध्यक ज्ञात कीजिए :</text:p>
          <text:p text:style-name="P110">13, 16, 12, 14, 19, 12, 14, 13, 14</text:p>
        </text:list-item>
        <text:list-item>
          <text:p text:style-name="P110">बताइए कि निम्नलिखित कथन सत्य है अथवा असत्य :</text:p>
          <text:list>
            <text:list-item>
              <text:p text:style-name="P124">बहुलक आँकड़ों में से सदैव एक संख्या होता है।</text:p>
            </text:list-item>
            <text:list-item>
              <text:p text:style-name="P124">माध्य दिए हुए आँकड़ों में से एक संख्या हो सकता है।</text:p>
            </text:list-item>
            <text:list-item>
              <text:p text:style-name="P124">माध्यक आँकड़ों में से सदैव एक संख्या होता है।</text:p>
            </text:list-item>
            <text:list-item>
              <text:p text:style-name="P124">आँकड़ों 6, 4, 3, 8, 9, 12, 13, 9 का माध्य 9 है।</text:p>
            </text:list-item>
          </text:list>
        </text:list-item>
      </text:list>
      <text:h text:style-name="Heading_20_2" text:outline-level="2"><text:bookmark-start text:name="परशनवल-1.3"/>प्रश्‍नावली 1.3<text:bookmark-end text:name="परशनवल-1.3"/></text:h>
      <text:list text:style-name="L5">
        <text:list-item>
          <text:p text:style-name="P125">एक सिक्के को 100 बार उछालिए और ज्ञात कीजिए कि चित कितनी बार आया है तथा पट कितनी बार आया है।</text:p>
        </text:list-item>
        <text:list-item>
          <text:p text:style-name="P125">आफताब ने एक पासे को 250 बार फेंका और निम्नलिखित सारणी प्राप्त की:</text:p>
          <table:table table:name="Table19" table:style-name="Table19">
            <table:table-column table:style-name="Table19.A"/>
            <table:table-column table:style-name="Table19.B"/>
            <table:table-header-rows>
              <table:table-row>
                <table:table-cell table:style-name="TableHeaderRowCell" office:value-type="string">
                  <text:p text:style-name="P126">पासे पर संख्या</text:p>
                </table:table-cell>
                <table:table-cell table:style-name="TableHeaderRowCell" office:value-type="string">
                  <text:p text:style-name="P127">मिलान चिह्न</text:p>
                </table:table-cell>
              </table:table-row>
            </table:table-header-rows>
            <table:table-row>
              <table:table-cell table:style-name="TableRowCell" office:value-type="string">
                <text:p text:style-name="P128">1</text:p>
              </table:table-cell>
              <table:table-cell table:style-name="TableRowCell" office:value-type="string">
                <text:p text:style-name="P129">𝍸 𝍸 𝍸 𝍸 𝍸 𝍸 𝍫</text:p>
              </table:table-cell>
            </table:table-row>
            <table:table-row>
              <table:table-cell table:style-name="TableRowCell" office:value-type="string">
                <text:p text:style-name="P128">2</text:p>
              </table:table-cell>
              <table:table-cell table:style-name="TableRowCell" office:value-type="string">
                <text:p text:style-name="P129">𝍸 𝍸 𝍸 𝍸 𝍸 𝍸 𝍸 𝍸</text:p>
              </table:table-cell>
            </table:table-row>
            <table:table-row>
              <table:table-cell table:style-name="TableRowCell" office:value-type="string">
                <text:p text:style-name="P128">3</text:p>
              </table:table-cell>
              <table:table-cell table:style-name="TableRowCell" office:value-type="string">
                <text:p text:style-name="P129">𝍸 𝍸 𝍸 𝍸 𝍸 𝍸 𝍸 𝍸 𝍸 𝍪</text:p>
              </table:table-cell>
            </table:table-row>
            <table:table-row>
              <table:table-cell table:style-name="TableRowCell" office:value-type="string">
                <text:p text:style-name="P128">4</text:p>
              </table:table-cell>
              <table:table-cell table:style-name="TableRowCell" office:value-type="string">
                <text:p text:style-name="P129">𝍸 𝍸 𝍸 𝍸 𝍸 𝍸 𝍸 𝍸 𝍸 𝍸 𝍪</text:p>
              </table:table-cell>
            </table:table-row>
            <table:table-row>
              <table:table-cell table:style-name="TableRowCell" office:value-type="string">
                <text:p text:style-name="P128">5</text:p>
              </table:table-cell>
              <table:table-cell table:style-name="TableRowCell" office:value-type="string">
                <text:p text:style-name="P129">𝍸 𝍸 𝍸 𝍸 𝍸 𝍸 𝍸 𝍫</text:p>
              </table:table-cell>
            </table:table-row>
            <table:table-row>
              <table:table-cell table:style-name="TableRowCell" office:value-type="string">
                <text:p text:style-name="P128">6</text:p>
              </table:table-cell>
              <table:table-cell table:style-name="TableRowCell" office:value-type="string">
                <text:p text:style-name="P129">𝍸 𝍸 𝍸 𝍸 𝍸 𝍸 𝍸 𝍸</text:p>
              </table:table-cell>
            </table:table-row>
          </table:table>
          <text:p text:style-name="P125">इन आँकड़ों के लिए एक दंड आलेख खींचिए।</text:p>
        </text:list-item>
        <text:list-item>
          <text:p text:style-name="P125">एक पासे को 100 बार फेंकिए तथा परिणामों को रिकॉर्ड कीजिए। ज्ञात कीजिए कि 1, 2, 3, 4, 5 और 6 कितनी-कितनी बार आए हैं।</text:p>
        </text:list-item>
        <text:list-item>
          <text:p text:style-name="P125">बताइए कि निम्नलिखित में किसका होना निश्चित है, किसका होना असंभव है तथा कौन हो भी सकता है, परंतु निश्चित रूप से नहीं :</text:p>
          <text:list>
            <text:list-item>
              <text:p text:style-name="P129">आज आप कल से अधिक आयु के हैं।</text:p>
            </text:list-item>
            <text:list-item>
              <text:p text:style-name="P129">एक सिक्के को उछालने पर चित आएगा।</text:p>
            </text:list-item>
            <text:list-item>
              <text:p text:style-name="P129">एक पासे को फेंकने पर 8 आएगा।</text:p>
            </text:list-item>
            <text:list-item>
              <text:p text:style-name="P129">अगली ट्रैफिक लाइट हरी दिखेगी।</text:p>
            </text:list-item>
            <text:list-item>
              <text:p text:style-name="P129">कल बादल घिरे होंगे।</text:p>
            </text:list-item>
          </text:list>
        </text:list-item>
        <text:list-item>
          <text:p text:style-name="P125">एक डिब्बे में 6 कँचे हैं, जिन पर 1 से 6 संख्याएँ अंकित हैं।</text:p>
          <text:list>
            <text:list-item>
              <text:p text:style-name="P129">संख्या 2 वाले कँचे को इसमें से निकालने की प्रायिकता क्या है?</text:p>
            </text:list-item>
            <text:list-item>
              <text:p text:style-name="P129">संख्या 5 वाले कँचे को इसमें से निकालने की प्रायिकता क्या है?</text:p>
            </text:list-item>
          </text:list>
        </text:list-item>
        <text:list-item>
          <text:p text:style-name="P125">यह निर्णय लेने के लिए कि कौन-सी टीम खेल प्रारंभ करेगी, एक सिक्का उछाला जाता है। इसकी क्या प्रायिकता है कि आपकी टीम खेल प्रारंभ करेगी?</text:p>
        </text:list-item>
        <text:list-item>
          <text:p text:style-name="P125">यदि आप एक स्कूटर चलाना प्रारंभ करें, तो संभव परिणाम क्या हैं?</text:p>
        </text:list-item>
        <text:list-item>
          <text:p text:style-name="P125">जब एक पासे (die) को फेंका जाता है, तो संभव छह परिणाम क्या हैं?</text:p>
        </text:list-item>
        <text:list-item>
          <text:p text:style-name="P125">जब आप पहिए को घुमाएँगे, तो संभावित परिणाम क्या होंगे (आकृति 5.9)? इनकी सूची बनाइए। <draw:frame draw:name="img14" style:rel-width="25.0%" style:rel-height="scale" svg:width="81.0pt" svg:height="81.0pt"><draw:image xlink:href="Pictures/17.svgz" xlink:type="simple" xlink:show="embed" xlink:actuate="onLoad"/></draw:frame> (यहाँ परिणाम का अर्थ है कि वह त्रिज्यखंड जहाँ पर सूचक (pointer) घुमाने पर रुकेगा।)</text:p>
        </text:list-item>
        <text:list-item>
          <text:p text:style-name="P125">आपके पास एक थैला है और उसमें भिन्न-भिन्न रंगों की पाँच एक जैसी गेंदें हैं (आकृति 5.10)। आप बिना देखे इसमें से एक गेंद निकालते हैं। प्राप्त होने वाले परिणामों को लिखिए। <draw:frame draw:name="img15" style:rel-width="25.0%" style:rel-height="scale" svg:width="85.5pt" svg:height="87.0pt"><draw:image xlink:href="Pictures/18.svgz" xlink:type="simple" xlink:show="embed" xlink:actuate="onLoad"/></draw:frame></text:p>
        </text:list-item>
        <text:list-item>
          <text:p text:style-name="P125">मान लीजिए कि आप पहिए को घुमाते हैं (आकृति 5.11)। <draw:frame draw:name="img16" style:rel-width="25.0%" style:rel-height="scale" svg:width="72.75pt" svg:height="72.75pt"><draw:image xlink:href="Pictures/19.svgz" xlink:type="simple" xlink:show="embed" xlink:actuate="onLoad"/></draw:frame></text:p>
          <text:list>
            <text:list-item>
              <text:p text:style-name="P129">इस पहिए पर एक हरा त्रिज्यखंड प्राप्त करने के परिणामों की संख्या और हरा त्रिज्यखंड प्राप्त न होने के परिणामों की संख्या लिखिए।</text:p>
            </text:list-item>
            <text:list-item>
              <text:p text:style-name="P129">एक हरा त्रिज्यखंड प्राप्त करने की प्रायिकता ज्ञात कीजिए।</text:p>
            </text:list-item>
            <text:list-item>
              <text:p text:style-name="P129">एक हरा त्रिज्यखंड प्राप्त न होने की प्रायिकता ज्ञात कीजिए।</text:p>
            </text:list-item>
          </text:list>
        </text:list-item>
        <text:list-item>
          <text:p text:style-name="P125">इन प्रयोगों में आप जो परिणाम देख सकते हैं उन्हें लिखिए :</text:p>
          <text:list>
            <text:list-item>
              <text:p text:style-name="P129">पहिए को घुमाना <draw:frame draw:name="img17" style:rel-width="20.0%" style:rel-height="scale" svg:width="58.5pt" svg:height="58.5pt"><draw:image xlink:href="Pictures/20.svgz" xlink:type="simple" xlink:show="embed" xlink:actuate="onLoad"/></draw:frame></text:p>
            </text:list-item>
            <text:list-item>
              <text:p text:style-name="P129">दो सिक्कों को एक साथ उछालना</text:p>
            </text:list-item>
          </text:list>
        </text:list-item>
        <text:list-item>
          <text:p text:style-name="P125">जब एक पासे को फेंका जाता है, तब निम्नलिखित प्रत्येक घटना से प्राप्त होने वाले परिणामों को लिखिए :</text:p>
        </text:list-item>
        <text:list-item>
          <text:list>
            <text:list-item>
              <text:p text:style-name="P129">एक अभाज्य संख्या</text:p>
            </text:list-item>
            <text:list-item>
              <text:p text:style-name="P129">एक अभाज्य संख्या नहीं</text:p>
            </text:list-item>
          </text:list>
        </text:list-item>
        <text:list-item>
          <text:list>
            <text:list-item>
              <text:p text:style-name="P129">5 से बड़ी एक संख्या</text:p>
            </text:list-item>
            <text:list-item>
              <text:p text:style-name="P129">5 से बड़ी संख्या नहीं</text:p>
            </text:list-item>
          </text:list>
        </text:list-item>
        <text:list-item>
          <text:p text:style-name="P125">ज्ञात कीजिए : <draw:frame draw:name="img18" style:rel-width="25.0%" style:rel-height="scale" svg:width="81.0pt" svg:height="81.0pt"><draw:image xlink:href="Pictures/21.svgz" xlink:type="simple" xlink:show="embed" xlink:actuate="onLoad"/></draw:frame></text:p>
          <text:list>
            <text:list-item>
              <text:p text:style-name="P129">(प्रश्‍न 1(a) में) सूचक के D पर रुकने की प्रायिकता।</text:p>
            </text:list-item>
            <text:list-item>
              <text:p text:style-name="P129">अच्छी प्रकार से फेटी हुई 52 ताशों की एक गड्डी में से 1 इक्का प्राप्त करने की प्रायिकता।</text:p>
            </text:list-item>
            <text:list-item>
              <text:p text:style-name="P129">एक लाल सेब प्राप्त करने की प्रायिकता (दी हुई आकृति से देखिए)।</text:p>
            </text:list-item>
          </text:list>
        </text:list-item>
        <text:list-item>
          <text:p text:style-name="P125">10 पृथक् पर्चियों पर 1 से 10 तक संख्याएँ लिखी हुई हैं (एक पर्ची पर एक संख्या), उन्हें एक बक्स में रखकर अच्छी प्रकार से मिला दिया जाता है। बक्स के अंदर से बिना देखे एक पर्ची निकाली जाती है। निम्नलिखित की प्रायिकता क्या है?</text:p>
          <text:list>
            <text:list-item>
              <text:p text:style-name="P129">संख्या 6 प्राप्त करना।</text:p>
            </text:list-item>
            <text:list-item>
              <text:p text:style-name="P129">6 से छोटी एक संख्या प्राप्त करना।</text:p>
            </text:list-item>
            <text:list-item>
              <text:p text:style-name="P129">6 से बड़ी एक संख्या प्राप्त करना।</text:p>
            </text:list-item>
            <text:list-item>
              <text:p text:style-name="P129">1 अंक की एक संख्या प्राप्त करना।</text:p>
            </text:list-item>
          </text:list>
        </text:list-item>
        <text:list-item>
          <text:p text:style-name="P125">यदि आपके पास 3 हरे त्रिज्यखंड, 1 नीला त्रिज्यखंड और 1 लाल त्रिज्यखंड वाला एक घूमने वाला पहिया है तो एक हरा त्रिज्यखंड प्राप्त करने की प्रायिकता क्या है? ऐसा त्रिज्यखंड प्राप्त करने की प्रायिकता क्या है, जो नीला न हो?</text:p>
        </text:list-item>
        <text:list-item>
          <text:p text:style-name="P125">प्रश्‍न 2 में दी हुई घटनाओं की प्रायिकताएँ ज्ञात कीजि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9-16T04:43:44Z</meta:creation-date>
    <dc:date>2023-09-16T04:43:44Z</dc:date>
  </office:meta>
</office:document-meta>
</file>

<file path=Formula-13/content.xml><?xml version="1.0" encoding="utf-8"?>
<math xmlns="http://www.w3.org/1998/Math/MathML" display="inline">
  <mfrac>
    <mn>1</mn>
    <mn>2</mn>
  </mfrac>
</math>
</file>

<file path=Formula-15/content.xml><?xml version="1.0" encoding="utf-8"?>
<math xmlns="http://www.w3.org/1998/Math/MathML" display="inline">
  <mfrac>
    <mn>1</mn>
    <mn>3</mn>
  </mfrac>
</math>
</file>